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none"/>
    </style:style>
    <style:style style:name="P2" style:family="paragraph" style:parent-style-name="Preformatted_20_Text">
      <style:paragraph-properties fo:margin-top="0cm" fo:margin-bottom="0.499cm"/>
    </style:style>
    <style:style style:name="T1" style:family="text">
      <style:text-properties fo:language="en" fo:country="none"/>
    </style:style>
    <style:style style:name="T2" style:family="text" style:parent-style-name="Strong_20_Emphasis">
      <style:text-properties fo:language="en" fo:country="none"/>
    </style:style>
    <style:style style:name="Sect1" style:family="section">
      <style:section-properties style:writing-mode="lr-tb" fo:margin-left="0cm" fo:margin-right="0cm"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">
        <text:section text:style-name="Sect1" text:name="content">
          <text:p text:style-name="P1">Informal standard <text:s text:c="44"/>M. Nilsson</text:p>
          <text:p text:style-name="Preformatted_20_Text"><text:bookmark text:name="line-4"/><text:span text:style-name="T1">Document: id3v</text:span><text:span text:style-name="T2">2.4.0</text:span><text:span text:style-name="T1">-structure.txt <text:s text:c="21"/>1st November 2000</text:span></text:p>
          <text:p text:style-name="Preformatted_20_Text"><text:bookmark text:name="line-5"/></text:p>
          <text:p text:style-name="Preformatted_20_Text"><text:bookmark text:name="line-6"/></text:p>
          <text:p text:style-name="Preformatted_20_Text"><text:bookmark text:name="line-7"/><text:s text:c="17"/><text:span text:style-name="T1">ID3 tag version </text:span><text:span text:style-name="T2">2.4.0</text:span><text:span text:style-name="T1"> - Main Structure</text:span></text:p>
          <text:p text:style-name="Preformatted_20_Text"><text:bookmark text:name="line-8"/></text:p>
          <text:p text:style-name="P1"><text:bookmark text:name="line-9"/>Status of this document</text:p>
          <text:p text:style-name="Preformatted_20_Text"><text:bookmark text:name="line-10"/></text:p>
          <text:p text:style-name="Preformatted_20_Text"><text:bookmark text:name="line-11"/><text:s text:c="3"/><text:span text:style-name="T1">This document is an informal standard and replaces the ID3v2.3.0</text:span></text:p>
          <text:p text:style-name="Preformatted_20_Text"><text:bookmark text:name="line-12"/><text:s text:c="3"/><text:span text:style-name="T1">standard [ID3v2]. A formal standard will use another revision number</text:span></text:p>
          <text:p text:style-name="Preformatted_20_Text"><text:bookmark text:name="line-13"/><text:s text:c="3"/><text:span text:style-name="T1">even if the content is identical to document. The contents in this</text:span></text:p>
          <text:p text:style-name="Preformatted_20_Text"><text:bookmark text:name="line-14"/><text:s text:c="3"/><text:span text:style-name="T1">document may change for clarifications but never for added or altered</text:span></text:p>
          <text:p text:style-name="Preformatted_20_Text"><text:bookmark text:name="line-15"/><text:s text:c="3"/><text:span text:style-name="T1">functionallity.</text:span></text:p>
          <text:p text:style-name="Preformatted_20_Text"><text:bookmark text:name="line-16"/></text:p>
          <text:p text:style-name="Preformatted_20_Text"><text:bookmark text:name="line-17"/><text:s text:c="3"/><text:span text:style-name="T1">Distribution of this document is unlimited.</text:span></text:p>
          <text:p text:style-name="Preformatted_20_Text"><text:bookmark text:name="line-18"/></text:p>
          <text:p text:style-name="Preformatted_20_Text"><text:bookmark text:name="line-19"/></text:p>
          <text:p text:style-name="P1"><text:bookmark text:name="line-20"/>Abstract</text:p>
          <text:p text:style-name="Preformatted_20_Text"><text:bookmark text:name="line-21"/></text:p>
          <text:p text:style-name="Preformatted_20_Text"><text:bookmark text:name="line-22"/><text:s text:c="3"/><text:span text:style-name="T1">This document describes the main structure of ID3v</text:span><text:span text:style-name="T2">2.4.0</text:span><text:span text:style-name="T1">, which is a</text:span></text:p>
          <text:p text:style-name="Preformatted_20_Text"><text:bookmark text:name="line-23"/><text:s text:c="3"/><text:span text:style-name="T1">revised version of the ID3v2 informal standard [ID3v2] version</text:span></text:p>
          <text:p text:style-name="Preformatted_20_Text"><text:bookmark text:name="line-24"/><text:s text:c="3"/><text:span text:style-name="T1">2.3.0. The ID3v2 offers a flexible way of storing audio meta</text:span></text:p>
          <text:p text:style-name="Preformatted_20_Text"><text:bookmark text:name="line-25"/><text:s text:c="3"/><text:span text:style-name="T1">information within the audio file itself. The information may be</text:span></text:p>
          <text:p text:style-name="Preformatted_20_Text"><text:bookmark text:name="line-26"/><text:s text:c="3"/><text:span text:style-name="T1">technical information, such as equalisation curves, as well as</text:span></text:p>
          <text:p text:style-name="Preformatted_20_Text"><text:bookmark text:name="line-27"/><text:s text:c="3"/><text:span text:style-name="T1">title, performer, copyright etc.</text:span></text:p>
          <text:p text:style-name="Preformatted_20_Text"><text:bookmark text:name="line-28"/></text:p>
          <text:p text:style-name="Preformatted_20_Text"><text:bookmark text:name="line-29"/><text:s text:c="3"/><text:span text:style-name="T1">ID3v</text:span><text:span text:style-name="T2">2.4.0</text:span><text:span text:style-name="T1"> is meant to be as close as possible to ID3v2.3.0 in order</text:span></text:p>
          <text:p text:style-name="Preformatted_20_Text"><text:bookmark text:name="line-30"/><text:s text:c="3"/><text:span text:style-name="T1">to allow for implementations to be revised as easily as possible.</text:span></text:p>
          <text:p text:style-name="Preformatted_20_Text"><text:bookmark text:name="line-31"/></text:p>
          <text:p text:style-name="Preformatted_20_Text"><text:bookmark text:name="line-32"/></text:p>
          <text:p text:style-name="P1"><text:bookmark text:name="line-33"/>1. <text:s text:c="2"/>Table of contents</text:p>
          <text:p text:style-name="Preformatted_20_Text"><text:bookmark text:name="line-34"/></text:p>
          <text:p text:style-name="Preformatted_20_Text"><text:bookmark text:name="line-35"/><text:s text:c="8"/><text:span text:style-name="T1">Status of this document</text:span></text:p>
          <text:p text:style-name="Preformatted_20_Text"><text:bookmark text:name="line-36"/><text:s text:c="8"/><text:span text:style-name="T1">Abstract</text:span></text:p>
          <text:p text:style-name="Preformatted_20_Text"><text:bookmark text:name="line-37"/><text:s text:c="3"/><text:span text:style-name="T1">1. <text:s text:c="2"/>Table of contents</text:span></text:p>
          <text:p text:style-name="Preformatted_20_Text"><text:bookmark text:name="line-38"/><text:s text:c="3"/><text:span text:style-name="T1">2. <text:s text:c="2"/>Conventions in this document</text:span></text:p>
          <text:p text:style-name="Preformatted_20_Text"><text:bookmark text:name="line-39"/><text:s text:c="3"/><text:span text:style-name="T1">2. <text:s text:c="2"/>Standard overview</text:span></text:p>
          <text:p text:style-name="Preformatted_20_Text"><text:bookmark text:name="line-40"/><text:s text:c="3"/><text:span text:style-name="T1">3. <text:s text:c="2"/>ID3v2 overview</text:span></text:p>
          <text:p text:style-name="Preformatted_20_Text"><text:bookmark text:name="line-41"/><text:s text:c="5"/><text:span text:style-name="T1">3.1. <text:s text:c="2"/>ID3v2 header</text:span></text:p>
          <text:p text:style-name="Preformatted_20_Text"><text:bookmark text:name="line-42"/><text:s text:c="5"/><text:span text:style-name="T1">3.2. <text:s text:c="2"/>ID3v2 extended header</text:span></text:p>
          <text:p text:style-name="Preformatted_20_Text"><text:bookmark text:name="line-43"/><text:s text:c="5"/><text:span text:style-name="T1">3.3. <text:s text:c="2"/>Padding</text:span></text:p>
          <text:p text:style-name="Preformatted_20_Text"><text:bookmark text:name="line-44"/><text:s text:c="5"/><text:span text:style-name="T1">3.4. <text:s text:c="2"/>ID3v2 footer</text:span></text:p>
          <text:p text:style-name="Preformatted_20_Text"><text:bookmark text:name="line-45"/><text:s text:c="3"/><text:span text:style-name="T1">4. <text:s text:c="2"/>ID3v2 frames overview</text:span></text:p>
          <text:p text:style-name="Preformatted_20_Text"><text:bookmark text:name="line-46"/><text:s text:c="5"/><text:span text:style-name="T1">4.1. <text:s text:c="2"/>Frame header flags</text:span></text:p>
          <text:p text:style-name="Preformatted_20_Text"><text:bookmark text:name="line-47"/><text:s text:c="7"/><text:span text:style-name="T1">4.1.1. Frame status flags</text:span></text:p>
          <text:p text:style-name="Preformatted_20_Text"><text:bookmark text:name="line-48"/><text:s text:c="7"/><text:span text:style-name="T1">4.1.2. Frame format flags</text:span></text:p>
          <text:p text:style-name="Preformatted_20_Text"><text:bookmark text:name="line-49"/><text:s text:c="3"/><text:span text:style-name="T1">5. <text:s text:c="2"/>Tag location</text:span></text:p>
          <text:p text:style-name="Preformatted_20_Text"><text:bookmark text:name="line-50"/><text:s text:c="3"/><text:span text:style-name="T1">6. <text:s text:c="2"/>Unsynchronisation</text:span></text:p>
          <text:p text:style-name="Preformatted_20_Text"><text:bookmark text:name="line-51"/><text:s text:c="5"/><text:span text:style-name="T1">6.1. <text:s text:c="2"/>The unsynchronisation scheme</text:span></text:p>
          <text:p text:style-name="Preformatted_20_Text"><text:bookmark text:name="line-52"/><text:s text:c="5"/><text:span text:style-name="T1">6.2. <text:s text:c="2"/>Synchsafe integers</text:span></text:p>
          <text:p text:style-name="Preformatted_20_Text"><text:bookmark text:name="line-53"/><text:s text:c="3"/><text:span text:style-name="T1">7. <text:s text:c="2"/>Copyright</text:span></text:p>
          <text:p text:style-name="Preformatted_20_Text"><text:bookmark text:name="line-54"/><text:s text:c="3"/><text:span text:style-name="T1">8. <text:s text:c="2"/>References</text:span></text:p>
          <text:p text:style-name="Preformatted_20_Text"><text:bookmark text:name="line-55"/><text:s text:c="3"/><text:span text:style-name="T1">9. <text:s text:c="2"/>Author's Address</text:span></text:p>
          <text:p text:style-name="Preformatted_20_Text"/>
          <text:p text:style-name="Preformatted_20_Text"/>
          <text:p text:style-name="Preformatted_20_Text"/>
          <text:p text:style-name="Preformatted_20_Text"/>
          <text:p text:style-name="Preformatted_20_Text"/>
          <text:p text:style-name="Preformatted_20_Text"/>
          <text:p text:style-name="Preformatted_20_Text"/>
          <text:p text:style-name="Preformatted_20_Text"/>
          <text:p text:style-name="Preformatted_20_Text"><text:bookmark text:name="line-56"/></text:p>
          <text:p text:style-name="Preformatted_20_Text"><text:bookmark text:name="line-57"/></text:p>
          <text:p text:style-name="P1"><text:bookmark text:name="line-58"/>2. <text:s text:c="2"/>Conventions in this document</text:p>
          <text:p text:style-name="Preformatted_20_Text"><text:bookmark text:name="line-59"/></text:p>
          <text:p text:style-name="Preformatted_20_Text"><text:bookmark text:name="line-60"/><text:s text:c="3"/><text:span text:style-name="T1">Text within "" is a text string exactly as it appears in a tag.</text:span></text:p>
          <text:p text:style-name="Preformatted_20_Text"><text:bookmark text:name="line-61"/><text:s text:c="3"/><text:span text:style-name="T1">Numbers preceded with $ are hexadecimal and numbers preceded with %</text:span></text:p>
          <text:p text:style-name="Preformatted_20_Text"><text:bookmark text:name="line-62"/><text:s text:c="3"/><text:span text:style-name="T1">are binary. $xx is used to indicate a byte with unknown content. %x</text:span></text:p>
          <text:p text:style-name="Preformatted_20_Text"><text:bookmark text:name="line-63"/><text:s text:c="3"/><text:span text:style-name="T1">is used to indicate a bit with unknown content. The most significant</text:span></text:p>
          <text:p text:style-name="Preformatted_20_Text"><text:bookmark text:name="line-64"/><text:s text:c="3"/><text:span text:style-name="T1">bit (MSB) of a byte is called 'bit 7' and the least significant bit</text:span></text:p>
          <text:p text:style-name="Preformatted_20_Text"><text:bookmark text:name="line-65"/><text:s text:c="3"/><text:span text:style-name="T1">(LSB) is called 'bit 0'.</text:span></text:p>
          <text:p text:style-name="Preformatted_20_Text"><text:bookmark text:name="line-66"/></text:p>
          <text:p text:style-name="Preformatted_20_Text"><text:bookmark text:name="line-67"/><text:s text:c="3"/><text:span text:style-name="T1">A tag is the whole tag described in this document. A frame is a block</text:span></text:p>
          <text:p text:style-name="Preformatted_20_Text"><text:bookmark text:name="line-68"/><text:s text:c="3"/><text:span text:style-name="T1">of information in the tag. The tag consists of a header, frames and</text:span></text:p>
          <text:p text:style-name="Preformatted_20_Text"><text:bookmark text:name="line-69"/><text:s text:c="3"/><text:span text:style-name="T1">optional padding. A field is a piece of information; one value, a</text:span></text:p>
          <text:p text:style-name="Preformatted_20_Text"><text:bookmark text:name="line-70"/><text:s text:c="3"/><text:span text:style-name="T1">string etc. A numeric string is a string that consists of the</text:span></text:p>
          <text:p text:style-name="Preformatted_20_Text"><text:bookmark text:name="line-71"/><text:s text:c="3"/><text:span text:style-name="T1">characters "0123456789" only.</text:span></text:p>
          <text:p text:style-name="Preformatted_20_Text"><text:bookmark text:name="line-72"/></text:p>
          <text:p text:style-name="Preformatted_20_Text"><text:bookmark text:name="line-73"/><text:s text:c="3"/><text:span text:style-name="T1">The key words "MUST", "MUST NOT", "REQUIRED", "SHALL", "SHALL NOT",</text:span></text:p>
          <text:p text:style-name="Preformatted_20_Text"><text:bookmark text:name="line-74"/><text:s text:c="3"/><text:span text:style-name="T1">"SHOULD", "SHOULD NOT", "RECOMMENDED", <text:s/>"MAY", and "OPTIONAL" in this</text:span></text:p>
          <text:p text:style-name="Preformatted_20_Text"><text:bookmark text:name="line-75"/><text:s text:c="3"/><text:span text:style-name="T1">document are to be interpreted as described in RFC 2119 [KEYWORDS].</text:span></text:p>
          <text:p text:style-name="Preformatted_20_Text"><text:bookmark text:name="line-76"/></text:p>
          <text:p text:style-name="Preformatted_20_Text"><text:bookmark text:name="line-77"/></text:p>
          <text:p text:style-name="P1"><text:bookmark text:name="line-78"/>3. <text:s text:c="2"/>ID3v2 overview</text:p>
          <text:p text:style-name="Preformatted_20_Text"><text:bookmark text:name="line-79"/></text:p>
          <text:p text:style-name="Preformatted_20_Text"><text:bookmark text:name="line-80"/><text:s text:c="3"/><text:span text:style-name="T1">ID3v2 is a general tagging format for audio, which makes it possible</text:span></text:p>
          <text:p text:style-name="Preformatted_20_Text"><text:bookmark text:name="line-81"/><text:s text:c="3"/><text:span text:style-name="T1">to store meta data about the audio inside the audio file itself. The</text:span></text:p>
          <text:p text:style-name="Preformatted_20_Text"><text:bookmark text:name="line-82"/><text:s text:c="3"/><text:span text:style-name="T1">ID3 tag described in this document is mainly targeted at files</text:span></text:p>
          <text:p text:style-name="Preformatted_20_Text"><text:bookmark text:name="line-83"/><text:s text:c="3"/><text:span text:style-name="T1">encoded with MPEG-1/2 layer I, MPEG-1/2 layer II, MPEG-1/2 layer III</text:span></text:p>
          <text:p text:style-name="Preformatted_20_Text"><text:bookmark text:name="line-84"/><text:s text:c="3"/><text:span text:style-name="T1">and MPEG-2.5, but may work with other types of encoded audio or as a</text:span></text:p>
          <text:p text:style-name="Preformatted_20_Text"><text:bookmark text:name="line-85"/><text:s text:c="3"/><text:span text:style-name="T1">stand alone format for audio meta data.</text:span></text:p>
          <text:p text:style-name="Preformatted_20_Text"><text:bookmark text:name="line-86"/></text:p>
          <text:p text:style-name="Preformatted_20_Text"><text:bookmark text:name="line-87"/><text:s text:c="3"/><text:span text:style-name="T1">ID3v2 is designed to be as flexible and expandable as possible to</text:span></text:p>
          <text:p text:style-name="Preformatted_20_Text"><text:bookmark text:name="line-88"/><text:s text:c="3"/><text:span text:style-name="T1">meet new meta information needs that might arise. To achieve that</text:span></text:p>
          <text:p text:style-name="Preformatted_20_Text"><text:bookmark text:name="line-89"/><text:s text:c="3"/><text:span text:style-name="T1">ID3v2 is constructed as a container for several information blocks,</text:span></text:p>
          <text:p text:style-name="Preformatted_20_Text"><text:bookmark text:name="line-90"/><text:s text:c="3"/><text:span text:style-name="T1">called frames, whose format need not be known to the software that</text:span></text:p>
          <text:p text:style-name="Preformatted_20_Text"><text:bookmark text:name="line-91"/><text:s text:c="3"/><text:span text:style-name="T1">encounters them. At the start of every frame is an unique and</text:span></text:p>
          <text:p text:style-name="Preformatted_20_Text"><text:bookmark text:name="line-92"/><text:s text:c="3"/><text:span text:style-name="T1">predefined identifier, a size descriptor that allows software to skip</text:span></text:p>
          <text:p text:style-name="Preformatted_20_Text"><text:bookmark text:name="line-93"/><text:s text:c="3"/><text:span text:style-name="T1">unknown frames and a flags field. The flags describes encoding</text:span></text:p>
          <text:p text:style-name="Preformatted_20_Text"><text:bookmark text:name="line-94"/><text:s text:c="3"/><text:span text:style-name="T1">details and if the frame should remain in the tag, should it be</text:span></text:p>
          <text:p text:style-name="Preformatted_20_Text"><text:bookmark text:name="line-95"/><text:s text:c="3"/><text:span text:style-name="T1">unknown to the software, if the file is altered.</text:span></text:p>
          <text:p text:style-name="Preformatted_20_Text"><text:bookmark text:name="line-96"/></text:p>
          <text:p text:style-name="Preformatted_20_Text"><text:bookmark text:name="line-97"/><text:s text:c="3"/><text:span text:style-name="T1">The bitorder in ID3v2 is most significant bit first (MSB). The</text:span></text:p>
          <text:p text:style-name="Preformatted_20_Text"><text:bookmark text:name="line-98"/><text:s text:c="3"/><text:span text:style-name="T1">byteorder in multibyte numbers is most significant byte first (e.g.</text:span></text:p>
          <text:p text:style-name="Preformatted_20_Text"><text:bookmark text:name="line-99"/><text:s text:c="3"/><text:span text:style-name="T1">$12345678 would be encoded $12 34 56 78), also known as big endian</text:span></text:p>
          <text:p text:style-name="Preformatted_20_Text"><text:bookmark text:name="line-100"/><text:s text:c="3"/><text:span text:style-name="T1">and network byte order.</text:span></text:p>
          <text:p text:style-name="Preformatted_20_Text"><text:bookmark text:name="line-101"/></text:p>
          <text:p text:style-name="Preformatted_20_Text"><text:bookmark text:name="line-102"/><text:s text:c="3"/><text:span text:style-name="T1">Overall tag structure:</text:span></text:p>
          <text:p text:style-name="Preformatted_20_Text"><text:bookmark text:name="line-103"/></text:p>
          <text:p text:style-name="Preformatted_20_Text"><text:bookmark text:name="line-104"/><text:s text:c="5"/><text:span text:style-name="T1">+-----------------------------+</text:span></text:p>
          <text:p text:style-name="Preformatted_20_Text"><text:bookmark text:name="line-105"/><text:s text:c="5"/><text:span text:style-name="T1">| <text:s text:c="5"/>Header (10 bytes) <text:s text:c="5"/>|</text:span></text:p>
          <text:p text:style-name="Preformatted_20_Text"><text:bookmark text:name="line-106"/><text:s text:c="5"/><text:span text:style-name="T1">+-----------------------------+</text:span></text:p>
          <text:p text:style-name="Preformatted_20_Text"><text:bookmark text:name="line-107"/><text:s text:c="5"/><text:span text:style-name="T1">| <text:s text:c="6"/>Extended Header <text:s text:c="6"/>|</text:span></text:p>
          <text:p text:style-name="Preformatted_20_Text"><text:bookmark text:name="line-108"/><text:s text:c="5"/><text:span text:style-name="T1">| (variable length, OPTIONAL) |</text:span></text:p>
          <text:p text:style-name="Preformatted_20_Text"><text:bookmark text:name="line-109"/><text:s text:c="5"/><text:span text:style-name="T1">+-----------------------------+</text:span></text:p>
          <text:p text:style-name="Preformatted_20_Text"><text:bookmark text:name="line-110"/><text:s text:c="5"/><text:span text:style-name="T1">| <text:s text:c="2"/>Frames (variable length) <text:s/>|</text:span></text:p>
          <text:p text:style-name="Preformatted_20_Text"><text:bookmark text:name="line-111"/><text:s text:c="5"/><text:span text:style-name="T1">+-----------------------------+</text:span></text:p>
          <text:p text:style-name="Preformatted_20_Text"><text:bookmark text:name="line-112"/><text:s text:c="5"/><text:span text:style-name="T1">| <text:s text:c="10"/>Padding <text:s text:c="10"/>|</text:span></text:p>
          <text:p text:style-name="Preformatted_20_Text"><text:bookmark text:name="line-113"/><text:s text:c="5"/><text:span text:style-name="T1">| (variable length, OPTIONAL) |</text:span></text:p>
          <text:p text:style-name="Preformatted_20_Text"><text:bookmark text:name="line-114"/><text:s text:c="5"/><text:span text:style-name="T1">+-----------------------------+</text:span></text:p>
          <text:p text:style-name="Preformatted_20_Text"><text:bookmark text:name="line-115"/><text:s text:c="5"/><text:span text:style-name="T1">| Footer (10 bytes, OPTIONAL) |</text:span></text:p>
          <text:p text:style-name="Preformatted_20_Text"><text:bookmark text:name="line-116"/><text:s text:c="5"/><text:span text:style-name="T1">+-----------------------------+</text:span></text:p>
          <text:p text:style-name="Preformatted_20_Text"><text:bookmark text:name="line-117"/></text:p>
          <text:p text:style-name="Preformatted_20_Text"><text:bookmark text:name="line-118"/><text:s text:c="3"/><text:span text:style-name="T1">In general, padding and footer are mutually exclusive. See details in</text:span></text:p>
          <text:p text:style-name="Preformatted_20_Text"><text:bookmark text:name="line-119"/><text:s text:c="3"/><text:span text:style-name="T1">sections 3.3, 3.4 and 5.</text:span></text:p>
          <text:p text:style-name="Preformatted_20_Text"/>
          <text:p text:style-name="Preformatted_20_Text"/>
          <text:p text:style-name="Preformatted_20_Text"/>
          <text:p text:style-name="Preformatted_20_Text"/>
          <text:p text:style-name="Preformatted_20_Text"/>
          <text:p text:style-name="Preformatted_20_Text"/>
          <text:p text:style-name="Preformatted_20_Text"/>
          <text:p text:style-name="Preformatted_20_Text"/>
          <text:p text:style-name="Preformatted_20_Text"/>
          <text:p text:style-name="Preformatted_20_Text"><text:bookmark text:name="line-120"/></text:p>
          <text:p text:style-name="Preformatted_20_Text"><text:bookmark text:name="line-121"/></text:p>
          <text:p text:style-name="P1"><text:bookmark text:name="line-122"/>3.1. <text:s text:c="2"/>ID3v2 header</text:p>
          <text:p text:style-name="Preformatted_20_Text"><text:bookmark text:name="line-123"/></text:p>
          <text:p text:style-name="Preformatted_20_Text"><text:bookmark text:name="line-124"/><text:s text:c="3"/><text:span text:style-name="T1">The first part of the ID3v2 tag is the 10 byte tag header, laid out</text:span></text:p>
          <text:p text:style-name="Preformatted_20_Text"><text:bookmark text:name="line-125"/><text:s text:c="3"/><text:span text:style-name="T1">as follows:</text:span></text:p>
          <text:p text:style-name="Preformatted_20_Text"><text:bookmark text:name="line-126"/></text:p>
          <text:p text:style-name="Preformatted_20_Text"><text:bookmark text:name="line-127"/><text:s text:c="5"/><text:span text:style-name="T1">ID3v2/file identifier <text:s text:c="5"/>"ID3"</text:span></text:p>
          <text:p text:style-name="Preformatted_20_Text"><text:bookmark text:name="line-128"/><text:s text:c="5"/><text:span text:style-name="T1">ID3v2 version <text:s text:c="13"/>$04 00</text:span></text:p>
          <text:p text:style-name="Preformatted_20_Text"><text:bookmark text:name="line-129"/><text:s text:c="5"/><text:span text:style-name="T1">ID3v2 flags <text:s text:c="15"/>%abcd0000</text:span></text:p>
          <text:p text:style-name="Preformatted_20_Text"><text:bookmark text:name="line-130"/><text:s text:c="5"/><text:span text:style-name="T1">ID3v2 size <text:s text:c="12"/>4 * %0xxxxxxx</text:span></text:p>
          <text:p text:style-name="Preformatted_20_Text"><text:bookmark text:name="line-131"/></text:p>
          <text:p text:style-name="Preformatted_20_Text"><text:bookmark text:name="line-132"/><text:s text:c="3"/><text:span text:style-name="T1">The first three bytes of the tag are always "ID3", to indicate that</text:span></text:p>
          <text:p text:style-name="Preformatted_20_Text"><text:bookmark text:name="line-133"/><text:s text:c="3"/><text:span text:style-name="T1">this is an ID3v2 tag, directly followed by the two version bytes. The</text:span></text:p>
          <text:p text:style-name="Preformatted_20_Text"><text:bookmark text:name="line-134"/><text:s text:c="3"/><text:span text:style-name="T1">first byte of ID3v2 version is its major version, while the second</text:span></text:p>
          <text:p text:style-name="Preformatted_20_Text"><text:bookmark text:name="line-135"/><text:s text:c="3"/><text:span text:style-name="T1">byte is its revision number. In this case this is ID3v</text:span><text:span text:style-name="T2">2.4.0</text:span><text:span text:style-name="T1">. All</text:span></text:p>
          <text:p text:style-name="Preformatted_20_Text"><text:bookmark text:name="line-136"/><text:s text:c="3"/><text:span text:style-name="T1">revisions are backwards compatible while major versions are not. If</text:span></text:p>
          <text:p text:style-name="Preformatted_20_Text"><text:bookmark text:name="line-137"/><text:s text:c="3"/><text:span text:style-name="T1">software with ID3v</text:span><text:span text:style-name="T2">2.4.0</text:span><text:span text:style-name="T1"> and below support should encounter version</text:span></text:p>
          <text:p text:style-name="Preformatted_20_Text"><text:bookmark text:name="line-138"/><text:s text:c="3"/><text:span text:style-name="T1">five or higher it should simply ignore the whole tag. Version or</text:span></text:p>
          <text:p text:style-name="Preformatted_20_Text"><text:bookmark text:name="line-139"/><text:s text:c="3"/><text:span text:style-name="T1">revision will never be $FF.</text:span></text:p>
          <text:p text:style-name="Preformatted_20_Text"><text:bookmark text:name="line-140"/></text:p>
          <text:p text:style-name="Preformatted_20_Text"><text:bookmark text:name="line-141"/><text:s text:c="3"/><text:span text:style-name="T1">The version is followed by the ID3v2 flags field, of which currently</text:span></text:p>
          <text:p text:style-name="Preformatted_20_Text"><text:bookmark text:name="line-142"/><text:s text:c="3"/><text:span text:style-name="T1">four flags are used.</text:span></text:p>
          <text:p text:style-name="Preformatted_20_Text"><text:bookmark text:name="line-143"/></text:p>
          <text:p text:style-name="Preformatted_20_Text"><text:bookmark text:name="line-144"/></text:p>
          <text:p text:style-name="Preformatted_20_Text"><text:bookmark text:name="line-145"/><text:s text:c="3"/><text:span text:style-name="T1">a - Unsynchronisation</text:span></text:p>
          <text:p text:style-name="Preformatted_20_Text"><text:bookmark text:name="line-146"/></text:p>
          <text:p text:style-name="Preformatted_20_Text"><text:bookmark text:name="line-147"/><text:s text:c="5"/><text:span text:style-name="T1">Bit 7 in the 'ID3v2 flags' indicates whether or not</text:span></text:p>
          <text:p text:style-name="Preformatted_20_Text"><text:bookmark text:name="line-148"/><text:s text:c="5"/><text:span text:style-name="T1">unsynchronisation is applied on all frames (see section 6.1 for</text:span></text:p>
          <text:p text:style-name="Preformatted_20_Text"><text:bookmark text:name="line-149"/><text:s text:c="5"/><text:span text:style-name="T1">details); a set bit indicates usage.</text:span></text:p>
          <text:p text:style-name="Preformatted_20_Text"><text:bookmark text:name="line-150"/></text:p>
          <text:p text:style-name="Preformatted_20_Text"><text:bookmark text:name="line-151"/></text:p>
          <text:p text:style-name="Preformatted_20_Text"><text:bookmark text:name="line-152"/><text:s text:c="3"/><text:span text:style-name="T1">b - Extended header</text:span></text:p>
          <text:p text:style-name="Preformatted_20_Text"><text:bookmark text:name="line-153"/></text:p>
          <text:p text:style-name="Preformatted_20_Text"><text:bookmark text:name="line-154"/><text:s text:c="5"/><text:span text:style-name="T1">The second bit (bit 6) indicates whether or not the header is</text:span></text:p>
          <text:p text:style-name="Preformatted_20_Text"><text:bookmark text:name="line-155"/><text:s text:c="5"/><text:span text:style-name="T1">followed by an extended header. The extended header is described in</text:span></text:p>
          <text:p text:style-name="Preformatted_20_Text"><text:bookmark text:name="line-156"/><text:s text:c="5"/><text:span text:style-name="T1">section 3.2. A set bit indicates the presence of an extended</text:span></text:p>
          <text:p text:style-name="Preformatted_20_Text"><text:bookmark text:name="line-157"/><text:s text:c="5"/><text:span text:style-name="T1">header.</text:span></text:p>
          <text:p text:style-name="Preformatted_20_Text"><text:bookmark text:name="line-158"/></text:p>
          <text:p text:style-name="Preformatted_20_Text"><text:bookmark text:name="line-159"/></text:p>
          <text:p text:style-name="Preformatted_20_Text"><text:bookmark text:name="line-160"/><text:s text:c="3"/><text:span text:style-name="T1">c - Experimental indicator</text:span></text:p>
          <text:p text:style-name="Preformatted_20_Text"><text:bookmark text:name="line-161"/></text:p>
          <text:p text:style-name="Preformatted_20_Text"><text:bookmark text:name="line-162"/><text:s text:c="5"/><text:span text:style-name="T1">The third bit (bit 5) is used as an 'experimental indicator'. This</text:span></text:p>
          <text:p text:style-name="Preformatted_20_Text"><text:bookmark text:name="line-163"/><text:s text:c="5"/><text:span text:style-name="T1">flag SHALL always be set when the tag is in an experimental stage.</text:span></text:p>
          <text:p text:style-name="Preformatted_20_Text"><text:bookmark text:name="line-164"/></text:p>
          <text:p text:style-name="Preformatted_20_Text"><text:bookmark text:name="line-165"/></text:p>
          <text:p text:style-name="Preformatted_20_Text"><text:bookmark text:name="line-166"/><text:s text:c="3"/><text:span text:style-name="T1">d - Footer present</text:span></text:p>
          <text:p text:style-name="Preformatted_20_Text"><text:bookmark text:name="line-167"/></text:p>
          <text:p text:style-name="Preformatted_20_Text"><text:bookmark text:name="line-168"/><text:s text:c="5"/><text:span text:style-name="T1">Bit 4 indicates that a footer (section 3.4) is present at the very</text:span></text:p>
          <text:p text:style-name="Preformatted_20_Text"><text:bookmark text:name="line-169"/><text:s text:c="5"/><text:span text:style-name="T1">end of the tag. A set bit indicates the presence of a footer.</text:span></text:p>
          <text:p text:style-name="Preformatted_20_Text"><text:bookmark text:name="line-170"/></text:p>
          <text:p text:style-name="Preformatted_20_Text"><text:bookmark text:name="line-171"/></text:p>
          <text:p text:style-name="Preformatted_20_Text"><text:bookmark text:name="line-172"/><text:s text:c="3"/><text:span text:style-name="T1">All the other flags MUST be cleared. If one of these undefined flags</text:span></text:p>
          <text:p text:style-name="Preformatted_20_Text"><text:bookmark text:name="line-173"/><text:s text:c="3"/><text:span text:style-name="T1">are set, the tag might not be readable for a parser that does not</text:span></text:p>
          <text:p text:style-name="Preformatted_20_Text"><text:bookmark text:name="line-174"/><text:s text:c="3"/><text:span text:style-name="T1">know the flags function.</text:span></text:p>
          <text:p text:style-name="Preformatted_20_Text"><text:bookmark text:name="line-175"/></text:p>
          <text:p text:style-name="Preformatted_20_Text"><text:bookmark text:name="line-176"/><text:s text:c="3"/><text:span text:style-name="T1">The ID3v2 tag size is stored as a 32 bit synchsafe integer (section</text:span></text:p>
          <text:p text:style-name="Preformatted_20_Text"><text:bookmark text:name="line-177"/><text:s text:c="3"/><text:span text:style-name="T1">6.2), making a total of 28 effective bits (representing up to 256MB).</text:span></text:p>
          <text:p text:style-name="Preformatted_20_Text"><text:bookmark text:name="line-178"/></text:p>
          <text:p text:style-name="Preformatted_20_Text"><text:bookmark text:name="line-179"/><text:s text:c="3"/><text:span text:style-name="T1">The ID3v2 tag size is the sum of the byte length of the extended</text:span></text:p>
          <text:p text:style-name="Preformatted_20_Text"><text:bookmark text:name="line-180"/><text:s text:c="3"/><text:span text:style-name="T1">header, the padding and the frames after unsynchronisation. If a</text:span></text:p>
          <text:p text:style-name="Preformatted_20_Text"><text:bookmark text:name="line-181"/><text:s text:c="3"/><text:span text:style-name="T1">footer is present this equals to ('total size' - 20) bytes, otherwise</text:span></text:p>
          <text:p text:style-name="Preformatted_20_Text"><text:bookmark text:name="line-182"/><text:s text:c="3"/><text:span text:style-name="T1">('total size' - 10) bytes.</text:span></text:p>
          <text:p text:style-name="Preformatted_20_Text"><text:bookmark text:name="line-183"/></text:p>
          <text:p text:style-name="Preformatted_20_Text"><text:bookmark text:name="line-184"/><text:s text:c="3"/><text:span text:style-name="T1">An ID3v2 tag can be detected with the following pattern:</text:span></text:p>
          <text:p text:style-name="Preformatted_20_Text"><text:bookmark text:name="line-185"/><text:s text:c="5"/><text:span text:style-name="T1">$49 44 33 yy yy xx zz zz zz zz</text:span></text:p>
          <text:p text:style-name="Preformatted_20_Text"><text:bookmark text:name="line-186"/><text:s text:c="3"/><text:span text:style-name="T1">Where yy is less than $FF, xx is the 'flags' byte and zz is less than</text:span></text:p>
          <text:p text:style-name="Preformatted_20_Text"><text:bookmark text:name="line-187"/><text:s text:c="3"/><text:span text:style-name="T1">$80.</text:span></text:p>
          <text:p text:style-name="Preformatted_20_Text"><text:bookmark text:name="line-188"/></text:p>
          <text:p text:style-name="Preformatted_20_Text"><text:bookmark text:name="line-189"/></text:p>
          <text:p text:style-name="P1"><text:bookmark text:name="line-190"/>3.2. Extended header</text:p>
          <text:p text:style-name="Preformatted_20_Text"><text:bookmark text:name="line-191"/></text:p>
          <text:p text:style-name="Preformatted_20_Text"><text:bookmark text:name="line-192"/><text:s text:c="3"/><text:span text:style-name="T1">The extended header contains information that can provide further</text:span></text:p>
          <text:p text:style-name="Preformatted_20_Text"><text:bookmark text:name="line-193"/><text:s text:c="3"/><text:span text:style-name="T1">insight in the structure of the tag, but is not vital to the correct</text:span></text:p>
          <text:p text:style-name="Preformatted_20_Text"><text:bookmark text:name="line-194"/><text:s text:c="3"/><text:span text:style-name="T1">parsing of the tag information; hence the extended header is</text:span></text:p>
          <text:p text:style-name="Preformatted_20_Text"><text:bookmark text:name="line-195"/><text:s text:c="3"/><text:span text:style-name="T1">optional.</text:span></text:p>
          <text:p text:style-name="Preformatted_20_Text"><text:bookmark text:name="line-196"/></text:p>
          <text:p text:style-name="Preformatted_20_Text"><text:bookmark text:name="line-197"/><text:s text:c="5"/><text:span text:style-name="T1">Extended header size <text:s text:c="2"/>4 * %0xxxxxxx</text:span></text:p>
          <text:p text:style-name="Preformatted_20_Text"><text:bookmark text:name="line-198"/><text:s text:c="5"/><text:span text:style-name="T1">Number of flag bytes <text:s text:c="6"/>$01</text:span></text:p>
          <text:p text:style-name="Preformatted_20_Text"><text:bookmark text:name="line-199"/><text:s text:c="5"/><text:span text:style-name="T1">Extended Flags <text:s text:c="12"/>$xx</text:span></text:p>
          <text:p text:style-name="Preformatted_20_Text"><text:bookmark text:name="line-200"/></text:p>
          <text:p text:style-name="Preformatted_20_Text"><text:bookmark text:name="line-201"/><text:s text:c="3"/><text:span text:style-name="T1">Where the 'Extended header size' is the size of the whole extended</text:span></text:p>
          <text:p text:style-name="Preformatted_20_Text"><text:bookmark text:name="line-202"/><text:s text:c="3"/><text:span text:style-name="T1">header, stored as a 32 bit synchsafe integer. An extended header can</text:span></text:p>
          <text:p text:style-name="Preformatted_20_Text"><text:bookmark text:name="line-203"/><text:s text:c="3"/><text:span text:style-name="T1">thus never have a size of fewer than six bytes.</text:span></text:p>
          <text:p text:style-name="Preformatted_20_Text"><text:bookmark text:name="line-204"/></text:p>
          <text:p text:style-name="Preformatted_20_Text"><text:bookmark text:name="line-205"/><text:s text:c="3"/><text:span text:style-name="T1">The extended flags field, with its size described by 'number of flag</text:span></text:p>
          <text:p text:style-name="Preformatted_20_Text"><text:bookmark text:name="line-206"/><text:s text:c="3"/><text:span text:style-name="T1">bytes', is defined as:</text:span></text:p>
          <text:p text:style-name="Preformatted_20_Text"><text:bookmark text:name="line-207"/></text:p>
          <text:p text:style-name="Preformatted_20_Text"><text:bookmark text:name="line-208"/><text:s text:c="5"/><text:span text:style-name="T1">%0bcd0000</text:span></text:p>
          <text:p text:style-name="Preformatted_20_Text"><text:bookmark text:name="line-209"/></text:p>
          <text:p text:style-name="Preformatted_20_Text"><text:bookmark text:name="line-210"/><text:s text:c="3"/><text:span text:style-name="T1">Each flag that is set in the extended header has data attached, which</text:span></text:p>
          <text:p text:style-name="Preformatted_20_Text"><text:bookmark text:name="line-211"/><text:s text:c="3"/><text:span text:style-name="T1">comes in the order in which the flags are encountered (i.e. the data</text:span></text:p>
          <text:p text:style-name="Preformatted_20_Text"><text:bookmark text:name="line-212"/><text:s text:c="3"/><text:span text:style-name="T1">for flag 'b' comes before the data for flag 'c'). Unset flags cannot</text:span></text:p>
          <text:p text:style-name="Preformatted_20_Text"><text:bookmark text:name="line-213"/><text:s text:c="3"/><text:span text:style-name="T1">have any attached data. All unknown flags MUST be unset and their</text:span></text:p>
          <text:p text:style-name="Preformatted_20_Text"><text:bookmark text:name="line-214"/><text:s text:c="3"/><text:span text:style-name="T1">corresponding data removed when a tag is modified.</text:span></text:p>
          <text:p text:style-name="Preformatted_20_Text"><text:bookmark text:name="line-215"/></text:p>
          <text:p text:style-name="Preformatted_20_Text"><text:bookmark text:name="line-216"/><text:s text:c="3"/><text:span text:style-name="T1">Every set flag's data starts with a length byte, which contains a</text:span></text:p>
          <text:p text:style-name="Preformatted_20_Text"><text:bookmark text:name="line-217"/><text:s text:c="3"/><text:span text:style-name="T1">value between 0 and 128 ($00 - $7f), followed by data that has the</text:span></text:p>
          <text:p text:style-name="Preformatted_20_Text"><text:bookmark text:name="line-218"/><text:s text:c="3"/><text:span text:style-name="T1">field length indicated by the length byte. If a flag has no attached</text:span></text:p>
          <text:p text:style-name="Preformatted_20_Text"><text:bookmark text:name="line-219"/><text:s text:c="3"/><text:span text:style-name="T1">data, the value $00 is used as length byte.</text:span></text:p>
          <text:p text:style-name="Preformatted_20_Text"><text:bookmark text:name="line-220"/></text:p>
          <text:p text:style-name="Preformatted_20_Text"><text:bookmark text:name="line-221"/></text:p>
          <text:p text:style-name="Preformatted_20_Text"><text:bookmark text:name="line-222"/><text:s text:c="3"/><text:span text:style-name="T1">b - Tag is an update</text:span></text:p>
          <text:p text:style-name="Preformatted_20_Text"><text:bookmark text:name="line-223"/></text:p>
          <text:p text:style-name="Preformatted_20_Text"><text:bookmark text:name="line-224"/><text:s text:c="5"/><text:span text:style-name="T1">If this flag is set, the present tag is an update of a tag found</text:span></text:p>
          <text:p text:style-name="Preformatted_20_Text"><text:bookmark text:name="line-225"/><text:s text:c="5"/><text:span text:style-name="T1">earlier in the present file or stream. If frames defined as unique</text:span></text:p>
          <text:p text:style-name="Preformatted_20_Text"><text:bookmark text:name="line-226"/><text:s text:c="5"/><text:span text:style-name="T1">are found in the present tag, they are to override any</text:span></text:p>
          <text:p text:style-name="Preformatted_20_Text"><text:bookmark text:name="line-227"/><text:s text:c="5"/><text:span text:style-name="T1">corresponding ones found in the earlier tag. This flag has no</text:span></text:p>
          <text:p text:style-name="Preformatted_20_Text"><text:bookmark text:name="line-228"/><text:s text:c="5"/><text:span text:style-name="T1">corresponding data.</text:span></text:p>
          <text:p text:style-name="Preformatted_20_Text"><text:bookmark text:name="line-229"/></text:p>
          <text:p text:style-name="Preformatted_20_Text"><text:bookmark text:name="line-230"/><text:s text:c="9"/><text:span text:style-name="T1">Flag data length <text:s text:c="5"/>$00</text:span></text:p>
          <text:p text:style-name="Preformatted_20_Text"><text:bookmark text:name="line-231"/></text:p>
          <text:p text:style-name="Preformatted_20_Text"><text:bookmark text:name="line-232"/><text:s text:c="3"/><text:span text:style-name="T1">c - CRC data present</text:span></text:p>
          <text:p text:style-name="Preformatted_20_Text"><text:bookmark text:name="line-233"/></text:p>
          <text:p text:style-name="Preformatted_20_Text"><text:bookmark text:name="line-234"/><text:s text:c="5"/><text:span text:style-name="T1">If this flag is set, a CRC-32 [ISO-3309] data is included in the</text:span></text:p>
          <text:p text:style-name="Preformatted_20_Text"><text:bookmark text:name="line-235"/><text:s text:c="5"/><text:span text:style-name="T1">extended header. The CRC is calculated on all the data between the</text:span></text:p>
          <text:p text:style-name="Preformatted_20_Text"><text:bookmark text:name="line-236"/><text:s text:c="5"/><text:span text:style-name="T1">header and footer as indicated by the header's tag length field,</text:span></text:p>
          <text:p text:style-name="Preformatted_20_Text"><text:bookmark text:name="line-237"/><text:s text:c="5"/><text:span text:style-name="T1">minus the extended header. Note that this includes the padding (if</text:span></text:p>
          <text:p text:style-name="Preformatted_20_Text"><text:bookmark text:name="line-238"/><text:s text:c="5"/><text:span text:style-name="T1">there is any), but excludes the footer. The CRC-32 is stored as an</text:span></text:p>
          <text:p text:style-name="Preformatted_20_Text"><text:bookmark text:name="line-239"/><text:s text:c="5"/><text:span text:style-name="T1">35 bit synchsafe integer, leaving the upper four bits always</text:span></text:p>
          <text:p text:style-name="Preformatted_20_Text"><text:bookmark text:name="line-240"/><text:s text:c="5"/><text:span text:style-name="T1">zeroed.</text:span></text:p>
          <text:p text:style-name="Preformatted_20_Text"><text:bookmark text:name="line-241"/></text:p>
          <text:p text:style-name="Preformatted_20_Text"><text:bookmark text:name="line-242"/><text:s text:c="8"/><text:span text:style-name="T1">Flag data length <text:s text:c="6"/>$05</text:span></text:p>
          <text:p text:style-name="Preformatted_20_Text"><text:bookmark text:name="line-243"/><text:s text:c="8"/><text:span text:style-name="T1">Total frame CRC <text:s text:c="3"/>5 * %0xxxxxxx</text:span></text:p>
          <text:p text:style-name="Preformatted_20_Text"><text:bookmark text:name="line-244"/></text:p>
          <text:p text:style-name="Preformatted_20_Text"><text:bookmark text:name="line-245"/><text:s text:c="3"/><text:span text:style-name="T1">d - Tag restrictions</text:span></text:p>
          <text:p text:style-name="Preformatted_20_Text"><text:bookmark text:name="line-246"/></text:p>
          <text:p text:style-name="Preformatted_20_Text"><text:bookmark text:name="line-247"/><text:s text:c="5"/><text:span text:style-name="T1">For some applications it might be desired to restrict a tag in more</text:span></text:p>
          <text:p text:style-name="Preformatted_20_Text"><text:bookmark text:name="line-248"/><text:s text:c="5"/><text:span text:style-name="T1">ways than imposed by the ID3v2 specification. Note that the</text:span></text:p>
          <text:p text:style-name="Preformatted_20_Text"><text:bookmark text:name="line-249"/><text:s text:c="5"/><text:span text:style-name="T1">presence of these restrictions does not affect how the tag is</text:span></text:p>
          <text:p text:style-name="Preformatted_20_Text"><text:bookmark text:name="line-250"/><text:s text:c="5"/><text:span text:style-name="T1">decoded, merely how it was restricted before encoding. If this flag</text:span></text:p>
          <text:p text:style-name="Preformatted_20_Text"><text:bookmark text:name="line-251"/><text:s text:c="5"/><text:span text:style-name="T1">is set the tag is restricted as follows:</text:span></text:p>
          <text:p text:style-name="Preformatted_20_Text"><text:bookmark text:name="line-252"/></text:p>
          <text:p text:style-name="Preformatted_20_Text"><text:bookmark text:name="line-253"/><text:s text:c="8"/><text:span text:style-name="T1">Flag data length <text:s text:c="6"/>$01</text:span></text:p>
          <text:p text:style-name="Preformatted_20_Text"><text:bookmark text:name="line-254"/><text:s text:c="8"/><text:span text:style-name="T1">Restrictions <text:s text:c="10"/>%ppqrrstt</text:span></text:p>
          <text:p text:style-name="Preformatted_20_Text"><text:bookmark text:name="line-255"/></text:p>
          <text:p text:style-name="Preformatted_20_Text"><text:bookmark text:name="line-256"/><text:s text:c="5"/><text:span text:style-name="T1">p - Tag size restrictions</text:span></text:p>
          <text:p text:style-name="Preformatted_20_Text"><text:bookmark text:name="line-257"/></text:p>
          <text:p text:style-name="Preformatted_20_Text"><text:bookmark text:name="line-258"/><text:s text:c="7"/><text:span text:style-name="T1">00 <text:s text:c="2"/>No more than 128 frames and 1 MB total tag size.</text:span></text:p>
          <text:p text:style-name="Preformatted_20_Text"><text:bookmark text:name="line-259"/><text:s text:c="7"/><text:span text:style-name="T1">01 <text:s text:c="2"/>No more than 64 frames and 128 KB total tag size.</text:span></text:p>
          <text:p text:style-name="Preformatted_20_Text"><text:bookmark text:name="line-260"/><text:s text:c="7"/><text:span text:style-name="T1">10 <text:s text:c="2"/>No more than 32 frames and 40 KB total tag size.</text:span></text:p>
          <text:p text:style-name="Preformatted_20_Text"><text:bookmark text:name="line-261"/><text:s text:c="7"/><text:span text:style-name="T1">11 <text:s text:c="2"/>No more than 32 frames and 4 KB total tag size.</text:span></text:p>
          <text:p text:style-name="Preformatted_20_Text"><text:bookmark text:name="line-262"/></text:p>
          <text:p text:style-name="Preformatted_20_Text"><text:bookmark text:name="line-263"/><text:s text:c="5"/><text:span text:style-name="T1">q - Text encoding restrictions</text:span></text:p>
          <text:p text:style-name="Preformatted_20_Text"><text:bookmark text:name="line-264"/></text:p>
          <text:p text:style-name="Preformatted_20_Text"><text:bookmark text:name="line-265"/><text:s text:c="7"/><text:span text:style-name="T1">0 <text:s text:c="3"/>No restrictions</text:span></text:p>
          <text:p text:style-name="Preformatted_20_Text"><text:bookmark text:name="line-266"/><text:s text:c="7"/><text:span text:style-name="T1">1 <text:s text:c="3"/>Strings are only encoded with ISO-8859-1 [ISO-8859-1] or</text:span></text:p>
          <text:p text:style-name="Preformatted_20_Text"><text:bookmark text:name="line-267"/><text:s text:c="12"/><text:span text:style-name="T1">UTF-8 [UTF-8].</text:span></text:p>
          <text:p text:style-name="Preformatted_20_Text"><text:bookmark text:name="line-268"/></text:p>
          <text:p text:style-name="Preformatted_20_Text"><text:bookmark text:name="line-269"/><text:s text:c="5"/><text:span text:style-name="T1">r - Text fields size restrictions</text:span></text:p>
          <text:p text:style-name="Preformatted_20_Text"><text:bookmark text:name="line-270"/></text:p>
          <text:p text:style-name="Preformatted_20_Text"><text:bookmark text:name="line-271"/><text:s text:c="7"/><text:span text:style-name="T1">00 <text:s text:c="2"/>No restrictions</text:span></text:p>
          <text:p text:style-name="Preformatted_20_Text"><text:bookmark text:name="line-272"/><text:s text:c="7"/><text:span text:style-name="T1">01 <text:s text:c="2"/>No string is longer than 1024 characters.</text:span></text:p>
          <text:p text:style-name="Preformatted_20_Text"><text:bookmark text:name="line-273"/><text:s text:c="7"/><text:span text:style-name="T1">10 <text:s text:c="2"/>No string is longer than 128 characters.</text:span></text:p>
          <text:p text:style-name="Preformatted_20_Text"><text:bookmark text:name="line-274"/><text:s text:c="7"/><text:span text:style-name="T1">11 <text:s text:c="2"/>No string is longer than 30 characters.</text:span></text:p>
          <text:p text:style-name="Preformatted_20_Text"><text:bookmark text:name="line-275"/></text:p>
          <text:p text:style-name="Preformatted_20_Text"><text:bookmark text:name="line-276"/><text:s text:c="7"/><text:span text:style-name="T1">Note that nothing is said about how many bytes is used to</text:span></text:p>
          <text:p text:style-name="Preformatted_20_Text"><text:bookmark text:name="line-277"/><text:s text:c="7"/><text:span text:style-name="T1">represent those characters, since it is encoding dependent. If a</text:span></text:p>
          <text:p text:style-name="Preformatted_20_Text"><text:bookmark text:name="line-278"/><text:s text:c="7"/><text:span text:style-name="T1">text frame consists of more than one string, the sum of the</text:span></text:p>
          <text:p text:style-name="Preformatted_20_Text"><text:bookmark text:name="line-279"/><text:s text:c="7"/><text:span text:style-name="T1">strungs is restricted as stated.</text:span></text:p>
          <text:p text:style-name="Preformatted_20_Text"><text:bookmark text:name="line-280"/></text:p>
          <text:p text:style-name="Preformatted_20_Text"><text:bookmark text:name="line-281"/><text:s text:c="5"/><text:span text:style-name="T1">s - Image encoding restrictions</text:span></text:p>
          <text:p text:style-name="Preformatted_20_Text"><text:bookmark text:name="line-282"/></text:p>
          <text:p text:style-name="Preformatted_20_Text"><text:bookmark text:name="line-283"/><text:s text:c="7"/><text:span text:style-name="T1">0 <text:s text:c="2"/>No restrictions</text:span></text:p>
          <text:p text:style-name="Preformatted_20_Text"><text:bookmark text:name="line-284"/><text:s text:c="7"/><text:span text:style-name="T1">1 <text:s text:c="2"/>Images are encoded only with PNG [PNG] or JPEG [JFIF].</text:span></text:p>
          <text:p text:style-name="Preformatted_20_Text"><text:bookmark text:name="line-285"/></text:p>
          <text:p text:style-name="Preformatted_20_Text"><text:bookmark text:name="line-286"/><text:s text:c="5"/><text:span text:style-name="T1">t - Image size restrictions</text:span></text:p>
          <text:p text:style-name="Preformatted_20_Text"><text:bookmark text:name="line-287"/></text:p>
          <text:p text:style-name="Preformatted_20_Text"><text:bookmark text:name="line-288"/><text:s text:c="7"/><text:span text:style-name="T1">00 <text:s/>No restrictions</text:span></text:p>
          <text:p text:style-name="Preformatted_20_Text"><text:bookmark text:name="line-289"/><text:s text:c="7"/><text:span text:style-name="T1">01 <text:s/>All images are 256x256 pixels or smaller.</text:span></text:p>
          <text:p text:style-name="Preformatted_20_Text"><text:bookmark text:name="line-290"/><text:s text:c="7"/><text:span text:style-name="T1">10 <text:s/>All images are 64x64 pixels or smaller.</text:span></text:p>
          <text:p text:style-name="Preformatted_20_Text"><text:bookmark text:name="line-291"/><text:s text:c="7"/><text:span text:style-name="T1">11 <text:s/>All images are exactly 64x64 pixels, unless required</text:span></text:p>
          <text:p text:style-name="Preformatted_20_Text"><text:bookmark text:name="line-292"/><text:s text:c="11"/><text:span text:style-name="T1">otherwise.</text:span></text:p>
          <text:p text:style-name="Preformatted_20_Text"><text:bookmark text:name="line-293"/></text:p>
          <text:p text:style-name="Preformatted_20_Text"><text:bookmark text:name="line-294"/></text:p>
          <text:p text:style-name="P1"><text:bookmark text:name="line-295"/>3.3. <text:s text:c="2"/>Padding</text:p>
          <text:p text:style-name="Preformatted_20_Text"><text:bookmark text:name="line-296"/></text:p>
          <text:p text:style-name="Preformatted_20_Text"><text:bookmark text:name="line-297"/><text:s text:c="3"/><text:span text:style-name="T1">It is OPTIONAL to include padding after the final frame (at the end</text:span></text:p>
          <text:p text:style-name="Preformatted_20_Text"><text:bookmark text:name="line-298"/><text:s text:c="3"/><text:span text:style-name="T1">of the ID3 tag), making the size of all the frames together smaller</text:span></text:p>
          <text:p text:style-name="Preformatted_20_Text"><text:bookmark text:name="line-299"/><text:s text:c="3"/><text:span text:style-name="T1">than the size given in the tag header. A possible purpose of this</text:span></text:p>
          <text:p text:style-name="Preformatted_20_Text"><text:bookmark text:name="line-300"/><text:s text:c="3"/><text:span text:style-name="T1">padding is to allow for adding a few additional frames or enlarge</text:span></text:p>
          <text:p text:style-name="Preformatted_20_Text"><text:bookmark text:name="line-301"/><text:s text:c="3"/><text:span text:style-name="T1">existing frames within the tag without having to rewrite the entire</text:span></text:p>
          <text:p text:style-name="Preformatted_20_Text"><text:bookmark text:name="line-302"/><text:s text:c="3"/><text:span text:style-name="T1">file. The value of the padding bytes must be $00. A tag MUST NOT have</text:span></text:p>
          <text:p text:style-name="Preformatted_20_Text"><text:bookmark text:name="line-303"/><text:s text:c="3"/><text:span text:style-name="T1">any padding between the frames or between the tag header and the</text:span></text:p>
          <text:p text:style-name="Preformatted_20_Text"><text:bookmark text:name="line-304"/><text:s text:c="3"/><text:span text:style-name="T1">frames. Furthermore it MUST NOT have any padding when a tag footer is</text:span></text:p>
          <text:p text:style-name="Preformatted_20_Text"><text:bookmark text:name="line-305"/><text:s text:c="3"/><text:span text:style-name="T1">added to the tag.</text:span></text:p>
          <text:p text:style-name="Preformatted_20_Text"><text:bookmark text:name="line-306"/></text:p>
          <text:p text:style-name="Preformatted_20_Text"><text:bookmark text:name="line-307"/></text:p>
          <text:p text:style-name="P1"><text:bookmark text:name="line-308"/>3.4. <text:s text:c="2"/>ID3v2 footer</text:p>
          <text:p text:style-name="Preformatted_20_Text"><text:bookmark text:name="line-309"/></text:p>
          <text:p text:style-name="Preformatted_20_Text"><text:bookmark text:name="line-310"/><text:s text:c="3"/><text:span text:style-name="T1">To speed up the process of locating an ID3v2 tag when searching from</text:span></text:p>
          <text:p text:style-name="Preformatted_20_Text"><text:bookmark text:name="line-311"/><text:s text:c="3"/><text:span text:style-name="T1">the end of a file, a footer can be added to the tag. It is REQUIRED</text:span></text:p>
          <text:p text:style-name="Preformatted_20_Text"><text:bookmark text:name="line-312"/><text:s text:c="3"/><text:span text:style-name="T1">to add a footer to an appended tag, i.e. a tag located after all</text:span></text:p>
          <text:p text:style-name="Preformatted_20_Text"><text:bookmark text:name="line-313"/><text:s text:c="3"/><text:span text:style-name="T1">audio data. The footer is a copy of the header, but with a different</text:span></text:p>
          <text:p text:style-name="Preformatted_20_Text"><text:bookmark text:name="line-314"/><text:s text:c="3"/><text:span text:style-name="T1">identifier.</text:span></text:p>
          <text:p text:style-name="Preformatted_20_Text"><text:bookmark text:name="line-315"/></text:p>
          <text:p text:style-name="Preformatted_20_Text"><text:bookmark text:name="line-316"/><text:s text:c="5"/><text:span text:style-name="T1">ID3v2 identifier <text:s text:c="10"/>"3DI"</text:span></text:p>
          <text:p text:style-name="Preformatted_20_Text"><text:bookmark text:name="line-317"/><text:s text:c="5"/><text:span text:style-name="T1">ID3v2 version <text:s text:c="13"/>$04 00</text:span></text:p>
          <text:p text:style-name="Preformatted_20_Text"><text:bookmark text:name="line-318"/><text:s text:c="5"/><text:span text:style-name="T1">ID3v2 flags <text:s text:c="15"/>%abcd0000</text:span></text:p>
          <text:p text:style-name="Preformatted_20_Text"><text:bookmark text:name="line-319"/><text:s text:c="5"/><text:span text:style-name="T1">ID3v2 size <text:s text:c="12"/>4 * %0xxxxxxx</text:span></text:p>
          <text:p text:style-name="Preformatted_20_Text"><text:bookmark text:name="line-320"/></text:p>
          <text:p text:style-name="Preformatted_20_Text"><text:bookmark text:name="line-321"/></text:p>
          <text:p text:style-name="P1"><text:bookmark text:name="line-322"/>4. <text:s text:c="2"/>ID3v2 frame overview</text:p>
          <text:p text:style-name="Preformatted_20_Text"><text:bookmark text:name="line-323"/></text:p>
          <text:p text:style-name="Preformatted_20_Text"><text:bookmark text:name="line-324"/><text:s text:c="3"/><text:span text:style-name="T1">All ID3v2 frames consists of one frame header followed by one or more</text:span></text:p>
          <text:p text:style-name="Preformatted_20_Text"><text:bookmark text:name="line-325"/><text:s text:c="3"/><text:span text:style-name="T1">fields containing the actual information. The header is always 10</text:span></text:p>
          <text:p text:style-name="Preformatted_20_Text"><text:bookmark text:name="line-326"/><text:s text:c="3"/><text:span text:style-name="T1">bytes and laid out as follows:</text:span></text:p>
          <text:p text:style-name="Preformatted_20_Text"><text:bookmark text:name="line-327"/></text:p>
          <text:p text:style-name="Preformatted_20_Text"><text:bookmark text:name="line-328"/><text:s text:c="5"/><text:span text:style-name="T1">Frame ID <text:s text:c="5"/>$xx xx xx xx <text:s/>(four characters)</text:span></text:p>
          <text:p text:style-name="Preformatted_20_Text"><text:bookmark text:name="line-329"/><text:s text:c="5"/><text:span text:style-name="T1">Size <text:s text:c="5"/>4 * %0xxxxxxx</text:span></text:p>
          <text:p text:style-name="Preformatted_20_Text"><text:bookmark text:name="line-330"/><text:s text:c="5"/><text:span text:style-name="T1">Flags <text:s text:c="8"/>$xx xx</text:span></text:p>
          <text:p text:style-name="Preformatted_20_Text"><text:bookmark text:name="line-331"/></text:p>
          <text:p text:style-name="Preformatted_20_Text"><text:bookmark text:name="line-332"/><text:s text:c="3"/><text:span text:style-name="T1">The frame ID is made out of the characters capital A-Z and 0-9.</text:span></text:p>
          <text:p text:style-name="Preformatted_20_Text"><text:bookmark text:name="line-333"/><text:s text:c="3"/><text:span text:style-name="T1">Identifiers beginning with "X", "Y" and "Z" are for experimental</text:span></text:p>
          <text:p text:style-name="Preformatted_20_Text"><text:bookmark text:name="line-334"/><text:s text:c="3"/><text:span text:style-name="T1">frames and free for everyone to use, without the need to set the</text:span></text:p>
          <text:p text:style-name="Preformatted_20_Text"><text:bookmark text:name="line-335"/><text:s text:c="3"/><text:span text:style-name="T1">experimental bit in the tag header. Bear in mind that someone else</text:span></text:p>
          <text:p text:style-name="Preformatted_20_Text"><text:bookmark text:name="line-336"/><text:s text:c="3"/><text:span text:style-name="T1">might have used the same identifier as you. All other identifiers are</text:span></text:p>
          <text:p text:style-name="Preformatted_20_Text"><text:bookmark text:name="line-337"/><text:s text:c="3"/><text:span text:style-name="T1">either used or reserved for future use.</text:span></text:p>
          <text:p text:style-name="Preformatted_20_Text"><text:bookmark text:name="line-338"/></text:p>
          <text:p text:style-name="Preformatted_20_Text"><text:bookmark text:name="line-339"/><text:s text:c="3"/><text:span text:style-name="T1">The frame ID is followed by a size descriptor containing the size of</text:span></text:p>
          <text:p text:style-name="Preformatted_20_Text"><text:bookmark text:name="line-340"/><text:s text:c="3"/><text:span text:style-name="T1">the data in the final frame, after encryption, compression and</text:span></text:p>
          <text:p text:style-name="Preformatted_20_Text"><text:bookmark text:name="line-341"/><text:s text:c="3"/><text:span text:style-name="T1">unsynchronisation. The size is excluding the frame header ('total</text:span></text:p>
          <text:p text:style-name="Preformatted_20_Text"><text:bookmark text:name="line-342"/><text:s text:c="3"/><text:span text:style-name="T1">frame size' - 10 bytes) and stored as a 32 bit synchsafe integer.</text:span></text:p>
          <text:p text:style-name="Preformatted_20_Text"><text:bookmark text:name="line-343"/></text:p>
          <text:p text:style-name="Preformatted_20_Text"><text:bookmark text:name="line-344"/><text:s text:c="3"/><text:span text:style-name="T1">In the frame header the size descriptor is followed by two flag</text:span></text:p>
          <text:p text:style-name="Preformatted_20_Text"><text:bookmark text:name="line-345"/><text:s text:c="3"/><text:span text:style-name="T1">bytes. These flags are described in section 4.1.</text:span></text:p>
          <text:p text:style-name="Preformatted_20_Text"><text:bookmark text:name="line-346"/></text:p>
          <text:p text:style-name="Preformatted_20_Text"><text:bookmark text:name="line-347"/><text:s text:c="3"/><text:span text:style-name="T1">There is no fixed order of the frames' appearance in the tag,</text:span></text:p>
          <text:p text:style-name="Preformatted_20_Text"><text:bookmark text:name="line-348"/><text:s text:c="3"/><text:span text:style-name="T1">although it is desired that the frames are arranged in order of</text:span></text:p>
          <text:p text:style-name="Preformatted_20_Text"><text:bookmark text:name="line-349"/><text:s text:c="3"/><text:span text:style-name="T1">significance concerning the recognition of the file. An example of</text:span></text:p>
          <text:p text:style-name="Preformatted_20_Text"><text:bookmark text:name="line-350"/><text:s text:c="3"/><text:span text:style-name="T1">such order: UFID, TIT2, MCDI, TRCK ...</text:span></text:p>
          <text:p text:style-name="Preformatted_20_Text"><text:bookmark text:name="line-351"/></text:p>
          <text:p text:style-name="Preformatted_20_Text"><text:bookmark text:name="line-352"/><text:s text:c="3"/><text:span text:style-name="T1">A tag MUST contain at least one frame. A frame must be at least 1</text:span></text:p>
          <text:p text:style-name="Preformatted_20_Text"><text:bookmark text:name="line-353"/><text:s text:c="3"/><text:span text:style-name="T1">byte big, excluding the header.</text:span></text:p>
          <text:p text:style-name="Preformatted_20_Text"><text:bookmark text:name="line-354"/></text:p>
          <text:p text:style-name="Preformatted_20_Text"><text:bookmark text:name="line-355"/><text:s text:c="3"/><text:span text:style-name="T1">If nothing else is said, strings, including numeric strings and URLs</text:span></text:p>
          <text:p text:style-name="Preformatted_20_Text"><text:bookmark text:name="line-356"/><text:s text:c="3"/><text:span text:style-name="T1">[URL], are represented as ISO-8859-1 [ISO-8859-1] characters in the</text:span></text:p>
          <text:p text:style-name="Preformatted_20_Text"><text:bookmark text:name="line-357"/><text:s text:c="3"/><text:span text:style-name="T1">range $20 - $FF. Such strings are represented in frame descriptions</text:span></text:p>
          <text:p text:style-name="Preformatted_20_Text"><text:bookmark text:name="line-358"/><text:s text:c="3"/><text:span text:style-name="T1">as &lt;text string&gt;, or &lt;full text string&gt; if newlines are allowed. If</text:span></text:p>
          <text:p text:style-name="Preformatted_20_Text"><text:bookmark text:name="line-359"/><text:s text:c="3"/><text:span text:style-name="T1">nothing else is said newline character is forbidden. In ISO-8859-1 a</text:span></text:p>
          <text:p text:style-name="Preformatted_20_Text"><text:bookmark text:name="line-360"/><text:s text:c="3"/><text:span text:style-name="T1">newline is represented, when allowed, with $0A only.</text:span></text:p>
          <text:p text:style-name="Preformatted_20_Text"><text:bookmark text:name="line-361"/></text:p>
          <text:p text:style-name="Preformatted_20_Text"><text:bookmark text:name="line-362"/><text:s text:c="3"/><text:span text:style-name="T1">Frames that allow different types of text encoding contains a text</text:span></text:p>
          <text:p text:style-name="Preformatted_20_Text"><text:bookmark text:name="line-363"/><text:s text:c="3"/><text:span text:style-name="T1">encoding description byte. Possible encodings:</text:span></text:p>
          <text:p text:style-name="Preformatted_20_Text"><text:bookmark text:name="line-364"/></text:p>
          <text:p text:style-name="Preformatted_20_Text"><text:bookmark text:name="line-365"/><text:s text:c="5"/><text:span text:style-name="T1">$00 <text:s text:c="2"/>ISO-8859-1 [ISO-8859-1]. Terminated with $00.</text:span></text:p>
          <text:p text:style-name="Preformatted_20_Text"><text:bookmark text:name="line-366"/><text:s text:c="5"/><text:span text:style-name="T1">$01 <text:s text:c="2"/>UTF-16 [UTF-16] encoded Unicode [UNICODE] with BOM. All</text:span></text:p>
          <text:p text:style-name="Preformatted_20_Text"><text:bookmark text:name="line-367"/><text:s text:c="11"/><text:span text:style-name="T1">strings in the same frame SHALL have the same byteorder.</text:span></text:p>
          <text:p text:style-name="Preformatted_20_Text"><text:bookmark text:name="line-368"/><text:s text:c="11"/><text:span text:style-name="T1">Terminated with $00 00.</text:span></text:p>
          <text:p text:style-name="Preformatted_20_Text"><text:bookmark text:name="line-369"/><text:s text:c="5"/><text:span text:style-name="T1">$02 <text:s text:c="2"/>UTF-16BE [UTF-16] encoded Unicode [UNICODE] without BOM.</text:span></text:p>
          <text:p text:style-name="Preformatted_20_Text"><text:bookmark text:name="line-370"/><text:s text:c="11"/><text:span text:style-name="T1">Terminated with $00 00.</text:span></text:p>
          <text:p text:style-name="Preformatted_20_Text"><text:bookmark text:name="line-371"/><text:s text:c="5"/><text:span text:style-name="T1">$03 <text:s text:c="2"/>UTF-8 [UTF-8] encoded Unicode [UNICODE]. Terminated with $00.</text:span></text:p>
          <text:p text:style-name="Preformatted_20_Text"><text:bookmark text:name="line-372"/></text:p>
          <text:p text:style-name="Preformatted_20_Text"><text:bookmark text:name="line-373"/><text:s text:c="3"/><text:span text:style-name="T1">Strings dependent on encoding are represented in frame descriptions</text:span></text:p>
          <text:p text:style-name="Preformatted_20_Text"><text:bookmark text:name="line-374"/><text:s text:c="3"/><text:span text:style-name="T1">as &lt;text string according to encoding&gt;, or &lt;full text string</text:span></text:p>
          <text:p text:style-name="Preformatted_20_Text"><text:bookmark text:name="line-375"/><text:s text:c="3"/><text:span text:style-name="T1">according to encoding&gt; if newlines are allowed. Any empty strings of</text:span></text:p>
          <text:p text:style-name="Preformatted_20_Text"><text:bookmark text:name="line-376"/><text:s text:c="3"/><text:span text:style-name="T1">type $01 which are NULL-terminated may have the Unicode BOM followed</text:span></text:p>
          <text:p text:style-name="Preformatted_20_Text"><text:bookmark text:name="line-377"/><text:s text:c="3"/><text:span text:style-name="T1">by a Unicode NULL ($FF FE 00 00 or $FE FF 00 00).</text:span></text:p>
          <text:p text:style-name="Preformatted_20_Text"><text:bookmark text:name="line-378"/></text:p>
          <text:p text:style-name="Preformatted_20_Text"><text:bookmark text:name="line-379"/><text:s text:c="3"/><text:span text:style-name="T1">The timestamp fields are based on a subset of ISO 8601. When being as</text:span></text:p>
          <text:p text:style-name="Preformatted_20_Text"><text:bookmark text:name="line-380"/><text:s text:c="3"/><text:span text:style-name="T1">precise as possible the format of a time string is</text:span></text:p>
          <text:p text:style-name="Preformatted_20_Text"><text:bookmark text:name="line-381"/><text:s text:c="3"/><text:span text:style-name="T1">yyyy-MM-ddTHH:mm:ss (year, "-", month, "-", day, "T", hour (out of</text:span></text:p>
          <text:p text:style-name="Preformatted_20_Text"><text:bookmark text:name="line-382"/><text:s text:c="3"/><text:span text:style-name="T1">24), ":", minutes, ":", seconds), but the precision may be reduced by</text:span></text:p>
          <text:p text:style-name="Preformatted_20_Text"><text:bookmark text:name="line-383"/><text:s text:c="3"/><text:span text:style-name="T1">removing as many time indicators as wanted. Hence valid timestamps</text:span></text:p>
          <text:p text:style-name="Preformatted_20_Text"><text:bookmark text:name="line-384"/><text:s text:c="3"/><text:span text:style-name="T1">are</text:span></text:p>
          <text:p text:style-name="Preformatted_20_Text"><text:bookmark text:name="line-385"/><text:s text:c="3"/><text:span text:style-name="T1">yyyy, yyyy-MM, yyyy-MM-dd, yyyy-MM-ddTHH, yyyy-MM-ddTHH:mm and</text:span></text:p>
          <text:p text:style-name="Preformatted_20_Text"><text:bookmark text:name="line-386"/><text:s text:c="3"/><text:span text:style-name="T1">yyyy-MM-ddTHH:mm:ss. All time stamps are UTC. For durations, use</text:span></text:p>
          <text:p text:style-name="Preformatted_20_Text"><text:bookmark text:name="line-387"/><text:s text:c="3"/><text:span text:style-name="T1">the slash character as described in 8601, and for multiple non-</text:span></text:p>
          <text:p text:style-name="Preformatted_20_Text"><text:bookmark text:name="line-388"/><text:s text:c="3"/><text:span text:style-name="T1">contiguous dates, use multiple strings, if allowed by the frame</text:span></text:p>
          <text:p text:style-name="Preformatted_20_Text"><text:bookmark text:name="line-389"/><text:s text:c="3"/><text:span text:style-name="T1">definition.</text:span></text:p>
          <text:p text:style-name="Preformatted_20_Text"><text:bookmark text:name="line-390"/></text:p>
          <text:p text:style-name="Preformatted_20_Text"><text:bookmark text:name="line-391"/><text:s text:c="3"/><text:span text:style-name="T1">The three byte language field, present in several frames, is used to</text:span></text:p>
          <text:p text:style-name="Preformatted_20_Text"><text:bookmark text:name="line-392"/><text:s text:c="3"/><text:span text:style-name="T1">describe the language of the frame's content, according to ISO-639-2</text:span></text:p>
          <text:p text:style-name="Preformatted_20_Text"><text:bookmark text:name="line-393"/><text:s text:c="3"/><text:span text:style-name="T1">[ISO-639-2]. The language should be represented in lower case. If the</text:span></text:p>
          <text:p text:style-name="Preformatted_20_Text"><text:bookmark text:name="line-394"/><text:s text:c="3"/><text:span text:style-name="T1">language is not known the string "XXX" should be used.</text:span></text:p>
          <text:p text:style-name="Preformatted_20_Text"><text:bookmark text:name="line-395"/></text:p>
          <text:p text:style-name="Preformatted_20_Text"><text:bookmark text:name="line-396"/><text:s text:c="3"/><text:span text:style-name="T1">All URLs [URL] MAY be relative, e.g. "picture.png", "../doc.txt".</text:span></text:p>
          <text:p text:style-name="Preformatted_20_Text"><text:bookmark text:name="line-397"/></text:p>
          <text:p text:style-name="Preformatted_20_Text"><text:bookmark text:name="line-398"/><text:s text:c="3"/><text:span text:style-name="T1">If a frame is longer than it should be, e.g. having more fields than</text:span></text:p>
          <text:p text:style-name="Preformatted_20_Text"><text:bookmark text:name="line-399"/><text:s text:c="3"/><text:span text:style-name="T1">specified in this document, that indicates that additions to the</text:span></text:p>
          <text:p text:style-name="Preformatted_20_Text"><text:bookmark text:name="line-400"/><text:s text:c="3"/><text:span text:style-name="T1">frame have been made in a later version of the ID3v2 standard. This</text:span></text:p>
          <text:p text:style-name="Preformatted_20_Text"><text:bookmark text:name="line-401"/><text:s text:c="3"/><text:span text:style-name="T1">is reflected by the revision number in the header of the tag.</text:span></text:p>
          <text:p text:style-name="Preformatted_20_Text"><text:bookmark text:name="line-402"/></text:p>
          <text:p text:style-name="Preformatted_20_Text"><text:bookmark text:name="line-403"/></text:p>
          <text:p text:style-name="P1"><text:bookmark text:name="line-404"/>4.1. <text:s text:c="2"/>Frame header flags</text:p>
          <text:p text:style-name="Preformatted_20_Text"><text:bookmark text:name="line-405"/></text:p>
          <text:p text:style-name="Preformatted_20_Text"><text:bookmark text:name="line-406"/><text:s text:c="3"/><text:span text:style-name="T1">In the frame header the size descriptor is followed by two flag</text:span></text:p>
          <text:p text:style-name="Preformatted_20_Text"><text:bookmark text:name="line-407"/><text:s text:c="3"/><text:span text:style-name="T1">bytes. All unused flags MUST be cleared. The first byte is for</text:span></text:p>
          <text:p text:style-name="Preformatted_20_Text"><text:bookmark text:name="line-408"/><text:s text:c="3"/><text:span text:style-name="T1">'status messages' and the second byte is a format description. If an</text:span></text:p>
          <text:p text:style-name="Preformatted_20_Text"><text:bookmark text:name="line-409"/><text:s text:c="3"/><text:span text:style-name="T1">unknown flag is set in the first byte the frame MUST NOT be changed</text:span></text:p>
          <text:p text:style-name="Preformatted_20_Text"><text:bookmark text:name="line-410"/><text:s text:c="3"/><text:span text:style-name="T1">without that bit cleared. If an unknown flag is set in the second</text:span></text:p>
          <text:p text:style-name="Preformatted_20_Text"><text:bookmark text:name="line-411"/><text:s text:c="3"/><text:span text:style-name="T1">byte the frame is likely to not be readable. Some flags in the second</text:span></text:p>
          <text:p text:style-name="Preformatted_20_Text"><text:bookmark text:name="line-412"/><text:s text:c="3"/><text:span text:style-name="T1">byte indicates that extra information is added to the header. These</text:span></text:p>
          <text:p text:style-name="Preformatted_20_Text"><text:bookmark text:name="line-413"/><text:s text:c="3"/><text:span text:style-name="T1">fields of extra information is ordered as the flags that indicates</text:span></text:p>
          <text:p text:style-name="Preformatted_20_Text"><text:bookmark text:name="line-414"/><text:s text:c="3"/><text:span text:style-name="T1">them. The flags field is defined as follows (l and o left out because</text:span></text:p>
          <text:p text:style-name="Preformatted_20_Text"><text:bookmark text:name="line-415"/><text:s text:c="3"/><text:span text:style-name="T1">ther resemblence to one and zero):</text:span></text:p>
          <text:p text:style-name="Preformatted_20_Text"><text:bookmark text:name="line-416"/></text:p>
          <text:p text:style-name="Preformatted_20_Text"><text:bookmark text:name="line-417"/><text:s text:c="5"/><text:span text:style-name="T1">%0abc0000 %0h00kmnp</text:span></text:p>
          <text:p text:style-name="Preformatted_20_Text"><text:bookmark text:name="line-418"/></text:p>
          <text:p text:style-name="Preformatted_20_Text"><text:bookmark text:name="line-419"/><text:s text:c="3"/><text:span text:style-name="T1">Some frame format flags indicate that additional information fields</text:span></text:p>
          <text:p text:style-name="Preformatted_20_Text"><text:bookmark text:name="line-420"/><text:s text:c="3"/><text:span text:style-name="T1">are added to the frame. This information is added after the frame</text:span></text:p>
          <text:p text:style-name="Preformatted_20_Text"><text:bookmark text:name="line-421"/><text:s text:c="3"/><text:span text:style-name="T1">header and before the frame data in the same order as the flags that</text:span></text:p>
          <text:p text:style-name="Preformatted_20_Text"><text:bookmark text:name="line-422"/><text:s text:c="3"/><text:span text:style-name="T1">indicates them. I.e. the four bytes of decompressed size will precede</text:span></text:p>
          <text:p text:style-name="Preformatted_20_Text"><text:bookmark text:name="line-423"/><text:s text:c="3"/><text:span text:style-name="T1">the encryption method byte. These additions affects the 'frame size'</text:span></text:p>
          <text:p text:style-name="Preformatted_20_Text"><text:bookmark text:name="line-424"/><text:s text:c="3"/><text:span text:style-name="T1">field, but are not subject to encryption or compression.</text:span></text:p>
          <text:p text:style-name="Preformatted_20_Text"><text:bookmark text:name="line-425"/><text:s text:c="3"/></text:p>
          <text:p text:style-name="Preformatted_20_Text"><text:bookmark text:name="line-426"/><text:s text:c="3"/><text:span text:style-name="T1">The default status flags setting for a frame is, unless stated</text:span></text:p>
          <text:p text:style-name="Preformatted_20_Text"><text:bookmark text:name="line-427"/><text:s text:c="3"/><text:span text:style-name="T1">otherwise, 'preserved if tag is altered' and 'preserved if file is</text:span></text:p>
          <text:p text:style-name="Preformatted_20_Text"><text:bookmark text:name="line-428"/><text:s text:c="3"/><text:span text:style-name="T1">altered', i.e. %00000000.</text:span></text:p>
          <text:p text:style-name="Preformatted_20_Text"><text:bookmark text:name="line-429"/></text:p>
          <text:p text:style-name="Preformatted_20_Text"><text:bookmark text:name="line-430"/></text:p>
          <text:p text:style-name="P1"><text:bookmark text:name="line-431"/>4.1.1. Frame status flags</text:p>
          <text:p text:style-name="Preformatted_20_Text"><text:bookmark text:name="line-432"/></text:p>
          <text:p text:style-name="Preformatted_20_Text"><text:bookmark text:name="line-433"/><text:s text:c="3"/><text:span text:style-name="T1">a - Tag alter preservation</text:span></text:p>
          <text:p text:style-name="Preformatted_20_Text"><text:bookmark text:name="line-434"/></text:p>
          <text:p text:style-name="Preformatted_20_Text"><text:bookmark text:name="line-435"/><text:s text:c="5"/><text:span text:style-name="T1">This flag tells the tag parser what to do with this frame if it is</text:span></text:p>
          <text:p text:style-name="Preformatted_20_Text"><text:bookmark text:name="line-436"/><text:s text:c="5"/><text:span text:style-name="T1">unknown and the tag is altered in any way. This applies to all</text:span></text:p>
          <text:p text:style-name="Preformatted_20_Text"><text:bookmark text:name="line-437"/><text:s text:c="5"/><text:span text:style-name="T1">kinds of alterations, including adding more padding and reordering</text:span></text:p>
          <text:p text:style-name="Preformatted_20_Text"><text:bookmark text:name="line-438"/><text:s text:c="5"/><text:span text:style-name="T1">the frames.</text:span></text:p>
          <text:p text:style-name="Preformatted_20_Text"><text:bookmark text:name="line-439"/></text:p>
          <text:p text:style-name="Preformatted_20_Text"><text:bookmark text:name="line-440"/><text:s text:c="5"/><text:span text:style-name="T1">0 <text:s text:c="4"/>Frame should be preserved.</text:span></text:p>
          <text:p text:style-name="Preformatted_20_Text"><text:bookmark text:name="line-441"/><text:s text:c="5"/><text:span text:style-name="T1">1 <text:s text:c="4"/>Frame should be discarded.</text:span></text:p>
          <text:p text:style-name="Preformatted_20_Text"><text:bookmark text:name="line-442"/></text:p>
          <text:p text:style-name="Preformatted_20_Text"><text:bookmark text:name="line-443"/></text:p>
          <text:p text:style-name="Preformatted_20_Text"><text:bookmark text:name="line-444"/><text:s text:c="3"/><text:span text:style-name="T1">b - File alter preservation</text:span></text:p>
          <text:p text:style-name="Preformatted_20_Text"><text:bookmark text:name="line-445"/></text:p>
          <text:p text:style-name="Preformatted_20_Text"><text:bookmark text:name="line-446"/><text:s text:c="5"/><text:span text:style-name="T1">This flag tells the tag parser what to do with this frame if it is</text:span></text:p>
          <text:p text:style-name="Preformatted_20_Text"><text:bookmark text:name="line-447"/><text:s text:c="5"/><text:span text:style-name="T1">unknown and the file, excluding the tag, is altered. This does not</text:span></text:p>
          <text:p text:style-name="Preformatted_20_Text"><text:bookmark text:name="line-448"/><text:s text:c="5"/><text:span text:style-name="T1">apply when the audio is completely replaced with other audio data.</text:span></text:p>
          <text:p text:style-name="Preformatted_20_Text"><text:bookmark text:name="line-449"/></text:p>
          <text:p text:style-name="Preformatted_20_Text"><text:bookmark text:name="line-450"/><text:s text:c="5"/><text:span text:style-name="T1">0 <text:s text:c="4"/>Frame should be preserved.</text:span></text:p>
          <text:p text:style-name="Preformatted_20_Text"><text:bookmark text:name="line-451"/><text:s text:c="5"/><text:span text:style-name="T1">1 <text:s text:c="4"/>Frame should be discarded.</text:span></text:p>
          <text:p text:style-name="Preformatted_20_Text"><text:bookmark text:name="line-452"/></text:p>
          <text:p text:style-name="Preformatted_20_Text"><text:bookmark text:name="line-453"/></text:p>
          <text:p text:style-name="Preformatted_20_Text"><text:bookmark text:name="line-454"/><text:s text:c="3"/><text:span text:style-name="T1">c - Read only</text:span></text:p>
          <text:p text:style-name="Preformatted_20_Text"><text:bookmark text:name="line-455"/></text:p>
          <text:p text:style-name="Preformatted_20_Text"><text:bookmark text:name="line-456"/><text:s text:c="6"/><text:span text:style-name="T1">This flag, if set, tells the software that the contents of this</text:span></text:p>
          <text:p text:style-name="Preformatted_20_Text"><text:bookmark text:name="line-457"/><text:s text:c="6"/><text:span text:style-name="T1">frame are intended to be read only. Changing the contents might</text:span></text:p>
          <text:p text:style-name="Preformatted_20_Text"><text:bookmark text:name="line-458"/><text:s text:c="6"/><text:span text:style-name="T1">break something, e.g. a signature. If the contents are changed,</text:span></text:p>
          <text:p text:style-name="Preformatted_20_Text"><text:bookmark text:name="line-459"/><text:s text:c="6"/><text:span text:style-name="T1">without knowledge of why the frame was flagged read only and</text:span></text:p>
          <text:p text:style-name="Preformatted_20_Text"><text:bookmark text:name="line-460"/><text:s text:c="6"/><text:span text:style-name="T1">without taking the proper means to compensate, e.g. recalculating</text:span></text:p>
          <text:p text:style-name="Preformatted_20_Text"><text:bookmark text:name="line-461"/><text:s text:c="6"/><text:span text:style-name="T1">the signature, the bit MUST be cleared.</text:span></text:p>
          <text:p text:style-name="Preformatted_20_Text"><text:bookmark text:name="line-462"/></text:p>
          <text:p text:style-name="Preformatted_20_Text"><text:bookmark text:name="line-463"/></text:p>
          <text:p text:style-name="P1"><text:bookmark text:name="line-464"/>4.1.2. Frame format flags</text:p>
          <text:p text:style-name="Preformatted_20_Text"><text:bookmark text:name="line-465"/></text:p>
          <text:p text:style-name="Preformatted_20_Text"><text:bookmark text:name="line-466"/><text:s text:c="3"/><text:span text:style-name="T1">h - Grouping identity</text:span></text:p>
          <text:p text:style-name="Preformatted_20_Text"><text:bookmark text:name="line-467"/></text:p>
          <text:p text:style-name="Preformatted_20_Text"><text:bookmark text:name="line-468"/><text:s text:c="6"/><text:span text:style-name="T1">This flag indicates whether or not this frame belongs in a group</text:span></text:p>
          <text:p text:style-name="Preformatted_20_Text"><text:bookmark text:name="line-469"/><text:s text:c="6"/><text:span text:style-name="T1">with other frames. If set, a group identifier byte is added to the</text:span></text:p>
          <text:p text:style-name="Preformatted_20_Text"><text:bookmark text:name="line-470"/><text:s text:c="6"/><text:span text:style-name="T1">frame. Every frame with the same group identifier belongs to the</text:span></text:p>
          <text:p text:style-name="Preformatted_20_Text"><text:bookmark text:name="line-471"/><text:s text:c="6"/><text:span text:style-name="T1">same group.</text:span></text:p>
          <text:p text:style-name="Preformatted_20_Text"><text:bookmark text:name="line-472"/></text:p>
          <text:p text:style-name="Preformatted_20_Text"><text:bookmark text:name="line-473"/><text:s text:c="6"/><text:span text:style-name="T1">0 <text:s text:c="4"/>Frame does not contain group information</text:span></text:p>
          <text:p text:style-name="Preformatted_20_Text"><text:bookmark text:name="line-474"/><text:s text:c="6"/><text:span text:style-name="T1">1 <text:s text:c="4"/>Frame contains group information</text:span></text:p>
          <text:p text:style-name="Preformatted_20_Text"><text:bookmark text:name="line-475"/></text:p>
          <text:p text:style-name="Preformatted_20_Text"><text:bookmark text:name="line-476"/></text:p>
          <text:p text:style-name="Preformatted_20_Text"><text:bookmark text:name="line-477"/><text:s text:c="3"/><text:span text:style-name="T1">k - Compression</text:span></text:p>
          <text:p text:style-name="Preformatted_20_Text"><text:bookmark text:name="line-478"/></text:p>
          <text:p text:style-name="Preformatted_20_Text"><text:bookmark text:name="line-479"/><text:s text:c="6"/><text:span text:style-name="T1">This flag indicates whether or not the frame is compressed.</text:span></text:p>
          <text:p text:style-name="Preformatted_20_Text"><text:bookmark text:name="line-480"/><text:s text:c="6"/><text:span text:style-name="T1">A 'Data Length Indicator' byte MUST be included in the frame.</text:span></text:p>
          <text:p text:style-name="Preformatted_20_Text"><text:bookmark text:name="line-481"/></text:p>
          <text:p text:style-name="Preformatted_20_Text"><text:bookmark text:name="line-482"/><text:s text:c="6"/><text:span text:style-name="T1">0 <text:s text:c="4"/>Frame is not compressed.</text:span></text:p>
          <text:p text:style-name="Preformatted_20_Text"><text:bookmark text:name="line-483"/><text:s text:c="6"/><text:span text:style-name="T1">1 <text:s text:c="4"/>Frame is compressed using zlib [zlib] deflate method.</text:span></text:p>
          <text:p text:style-name="Preformatted_20_Text"><text:bookmark text:name="line-484"/><text:s text:c="12"/><text:span text:style-name="T1">If set, this requires the 'Data Length Indicator' bit</text:span></text:p>
          <text:p text:style-name="Preformatted_20_Text"><text:bookmark text:name="line-485"/><text:s text:c="12"/><text:span text:style-name="T1">to be set as well.</text:span></text:p>
          <text:p text:style-name="Preformatted_20_Text"><text:bookmark text:name="line-486"/></text:p>
          <text:p text:style-name="Preformatted_20_Text"><text:bookmark text:name="line-487"/></text:p>
          <text:p text:style-name="Preformatted_20_Text"><text:bookmark text:name="line-488"/><text:s text:c="3"/><text:span text:style-name="T1">m - Encryption</text:span></text:p>
          <text:p text:style-name="Preformatted_20_Text"><text:bookmark text:name="line-489"/><text:s text:c="3"/></text:p>
          <text:p text:style-name="Preformatted_20_Text"><text:bookmark text:name="line-490"/><text:s text:c="6"/><text:span text:style-name="T1">This flag indicates whether or not the frame is encrypted. If set,</text:span></text:p>
          <text:p text:style-name="Preformatted_20_Text"><text:bookmark text:name="line-491"/><text:s text:c="6"/><text:span text:style-name="T1">one byte indicating with which method it was encrypted will be</text:span></text:p>
          <text:p text:style-name="Preformatted_20_Text"><text:bookmark text:name="line-492"/><text:s text:c="6"/><text:span text:style-name="T1">added to the frame. See description of the ENCR frame for more</text:span></text:p>
          <text:p text:style-name="Preformatted_20_Text"><text:bookmark text:name="line-493"/><text:s text:c="6"/><text:span text:style-name="T1">information about encryption method registration. Encryption</text:span></text:p>
          <text:p text:style-name="Preformatted_20_Text"><text:bookmark text:name="line-494"/><text:s text:c="6"/><text:span text:style-name="T1">should be done after compression. Whether or not setting this flag</text:span></text:p>
          <text:p text:style-name="Preformatted_20_Text"><text:bookmark text:name="line-495"/><text:s text:c="6"/><text:span text:style-name="T1">requires the presence of a 'Data Length Indicator' depends on the</text:span></text:p>
          <text:p text:style-name="Preformatted_20_Text"><text:bookmark text:name="line-496"/><text:s text:c="6"/><text:span text:style-name="T1">specific algorithm used.</text:span></text:p>
          <text:p text:style-name="Preformatted_20_Text"><text:bookmark text:name="line-497"/></text:p>
          <text:p text:style-name="Preformatted_20_Text"><text:bookmark text:name="line-498"/><text:s text:c="6"/><text:span text:style-name="T1">0 <text:s text:c="4"/>Frame is not encrypted.</text:span></text:p>
          <text:p text:style-name="Preformatted_20_Text"><text:bookmark text:name="line-499"/><text:s text:c="6"/><text:span text:style-name="T1">1 <text:s text:c="4"/>Frame is encrypted.</text:span></text:p>
          <text:p text:style-name="Preformatted_20_Text"><text:bookmark text:name="line-500"/></text:p>
          <text:p text:style-name="Preformatted_20_Text"><text:bookmark text:name="line-501"/><text:s text:c="3"/><text:span text:style-name="T1">n - Unsynchronisation</text:span></text:p>
          <text:p text:style-name="Preformatted_20_Text"><text:bookmark text:name="line-502"/></text:p>
          <text:p text:style-name="Preformatted_20_Text"><text:bookmark text:name="line-503"/><text:s text:c="6"/><text:span text:style-name="T1">This flag indicates whether or not unsynchronisation was applied</text:span></text:p>
          <text:p text:style-name="Preformatted_20_Text"><text:bookmark text:name="line-504"/><text:s text:c="6"/><text:span text:style-name="T1">to this frame. See section 6 for details on unsynchronisation.</text:span></text:p>
          <text:p text:style-name="Preformatted_20_Text"><text:bookmark text:name="line-505"/><text:s text:c="6"/><text:span text:style-name="T1">If this flag is set all data from the end of this header to the</text:span></text:p>
          <text:p text:style-name="Preformatted_20_Text"><text:bookmark text:name="line-506"/><text:s text:c="6"/><text:span text:style-name="T1">end of this frame has been unsynchronised. Although desirable, the</text:span></text:p>
          <text:p text:style-name="Preformatted_20_Text"><text:bookmark text:name="line-507"/><text:s text:c="6"/><text:span text:style-name="T1">presence of a 'Data Length Indicator' is not made mandatory by</text:span></text:p>
          <text:p text:style-name="Preformatted_20_Text"><text:bookmark text:name="line-508"/><text:s text:c="6"/><text:span text:style-name="T1">unsynchronisation.</text:span></text:p>
          <text:p text:style-name="Preformatted_20_Text"><text:bookmark text:name="line-509"/></text:p>
          <text:p text:style-name="Preformatted_20_Text"><text:bookmark text:name="line-510"/><text:s text:c="6"/><text:span text:style-name="T1">0 <text:s text:c="4"/>Frame has not been unsynchronised.</text:span></text:p>
          <text:p text:style-name="Preformatted_20_Text"><text:bookmark text:name="line-511"/><text:s text:c="6"/><text:span text:style-name="T1">1 <text:s text:c="4"/>Frame has been unsyrchronised.</text:span></text:p>
          <text:p text:style-name="Preformatted_20_Text"><text:bookmark text:name="line-512"/></text:p>
          <text:p text:style-name="Preformatted_20_Text"><text:bookmark text:name="line-513"/><text:s text:c="3"/><text:span text:style-name="T1">p - Data length indicator</text:span></text:p>
          <text:p text:style-name="Preformatted_20_Text"><text:bookmark text:name="line-514"/></text:p>
          <text:p text:style-name="Preformatted_20_Text"><text:bookmark text:name="line-515"/><text:s text:c="6"/><text:span text:style-name="T1">This flag indicates that a data length indicator has been added to</text:span></text:p>
          <text:p text:style-name="Preformatted_20_Text"><text:bookmark text:name="line-516"/><text:s text:c="6"/><text:span text:style-name="T1">the frame. The data length indicator is the value one would write</text:span></text:p>
          <text:p text:style-name="Preformatted_20_Text"><text:bookmark text:name="line-517"/><text:s text:c="6"/><text:span text:style-name="T1">as the 'Frame length' if all of the frame format flags were</text:span></text:p>
          <text:p text:style-name="Preformatted_20_Text"><text:bookmark text:name="line-518"/><text:s text:c="6"/><text:span text:style-name="T1">zeroed, represented as a 32 bit synchsafe integer.</text:span></text:p>
          <text:p text:style-name="Preformatted_20_Text"><text:bookmark text:name="line-519"/></text:p>
          <text:p text:style-name="Preformatted_20_Text"><text:bookmark text:name="line-520"/><text:s text:c="6"/><text:span text:style-name="T1">0 <text:s text:c="5"/>There is no Data Length Indicator.</text:span></text:p>
          <text:p text:style-name="Preformatted_20_Text"><text:bookmark text:name="line-521"/><text:s text:c="6"/><text:span text:style-name="T1">1 <text:s text:c="5"/>A data length Indicator has been added to the frame.</text:span></text:p>
          <text:p text:style-name="Preformatted_20_Text"><text:bookmark text:name="line-522"/></text:p>
          <text:p text:style-name="Preformatted_20_Text"><text:bookmark text:name="line-523"/></text:p>
          <text:p text:style-name="P1"><text:bookmark text:name="line-524"/>5. <text:s text:c="2"/>Tag location</text:p>
          <text:p text:style-name="Preformatted_20_Text"><text:bookmark text:name="line-525"/></text:p>
          <text:p text:style-name="Preformatted_20_Text"><text:bookmark text:name="line-526"/><text:s text:c="3"/><text:span text:style-name="T1">The default location of an ID3v2 tag is prepended to the audio so</text:span></text:p>
          <text:p text:style-name="Preformatted_20_Text"><text:bookmark text:name="line-527"/><text:s text:c="3"/><text:span text:style-name="T1">that players can benefit from the information when the data is</text:span></text:p>
          <text:p text:style-name="Preformatted_20_Text"><text:bookmark text:name="line-528"/><text:s text:c="3"/><text:span text:style-name="T1">streamed. It is however possible to append the tag, or make a</text:span></text:p>
          <text:p text:style-name="Preformatted_20_Text"><text:bookmark text:name="line-529"/><text:s text:c="3"/><text:span text:style-name="T1">prepend/append combination. When deciding upon where an unembedded</text:span></text:p>
          <text:p text:style-name="Preformatted_20_Text"><text:bookmark text:name="line-530"/><text:s text:c="3"/><text:span text:style-name="T1">tag should be located, the following order of preference SHOULD be</text:span></text:p>
          <text:p text:style-name="Preformatted_20_Text"><text:bookmark text:name="line-531"/><text:s text:c="3"/><text:span text:style-name="T1">considered.</text:span></text:p>
          <text:p text:style-name="Preformatted_20_Text"><text:bookmark text:name="line-532"/><text:s text:c="3"/></text:p>
          <text:p text:style-name="Preformatted_20_Text"><text:bookmark text:name="line-533"/><text:s text:c="5"/><text:span text:style-name="T1">1. Prepend the tag.</text:span></text:p>
          <text:p text:style-name="Preformatted_20_Text"><text:bookmark text:name="line-534"/></text:p>
          <text:p text:style-name="Preformatted_20_Text"><text:bookmark text:name="line-535"/><text:s text:c="5"/><text:span text:style-name="T1">2. Prepend a tag with all vital information and add a second tag at </text:span></text:p>
          <text:p text:style-name="Preformatted_20_Text"><text:bookmark text:name="line-536"/><text:s text:c="8"/><text:span text:style-name="T1">the end of the file, before tags from other tagging systems. The</text:span></text:p>
          <text:p text:style-name="Preformatted_20_Text"><text:bookmark text:name="line-537"/><text:s text:c="8"/><text:span text:style-name="T1">first tag is required to have a SEEK frame.</text:span></text:p>
          <text:p text:style-name="Preformatted_20_Text"><text:bookmark text:name="line-538"/><text:s text:c="6"/></text:p>
          <text:p text:style-name="Preformatted_20_Text"><text:bookmark text:name="line-539"/><text:s text:c="5"/><text:span text:style-name="T1">3. Add a tag at the end of the file, before tags from other tagging</text:span></text:p>
          <text:p text:style-name="Preformatted_20_Text"><text:bookmark text:name="line-540"/><text:s text:c="8"/><text:span text:style-name="T1">systems.</text:span></text:p>
          <text:p text:style-name="Preformatted_20_Text"><text:bookmark text:name="line-541"/><text:s text:c="6"/></text:p>
          <text:p text:style-name="Preformatted_20_Text"><text:bookmark text:name="line-542"/><text:s text:c="3"/><text:span text:style-name="T1">In case 2 and 3 the tag can simply be appended if no other known tags</text:span></text:p>
          <text:p text:style-name="Preformatted_20_Text"><text:bookmark text:name="line-543"/><text:s text:c="3"/><text:span text:style-name="T1">are present. The suggested method to find ID3v2 tags are:</text:span></text:p>
          <text:p text:style-name="Preformatted_20_Text"><text:bookmark text:name="line-544"/><text:s text:c="3"/></text:p>
          <text:p text:style-name="Preformatted_20_Text"><text:bookmark text:name="line-545"/><text:s text:c="5"/><text:span text:style-name="T1">1. Look for a prepended tag using the pattern found in section 3.1.</text:span></text:p>
          <text:p text:style-name="Preformatted_20_Text"><text:bookmark text:name="line-546"/></text:p>
          <text:p text:style-name="Preformatted_20_Text"><text:bookmark text:name="line-547"/><text:s text:c="5"/><text:span text:style-name="T1">2. If a SEEK frame was found, use its values to guide further</text:span></text:p>
          <text:p text:style-name="Preformatted_20_Text"><text:bookmark text:name="line-548"/><text:s text:c="8"/><text:span text:style-name="T1">searching.</text:span></text:p>
          <text:p text:style-name="Preformatted_20_Text"><text:bookmark text:name="line-549"/></text:p>
          <text:p text:style-name="Preformatted_20_Text"><text:bookmark text:name="line-550"/><text:s text:c="5"/><text:span text:style-name="T1">3. Look for a tag footer, scanning from the back of the file.</text:span></text:p>
          <text:p text:style-name="Preformatted_20_Text"><text:bookmark text:name="line-551"/></text:p>
          <text:p text:style-name="Preformatted_20_Text"><text:bookmark text:name="line-552"/><text:s text:c="3"/><text:span text:style-name="T1">For every new tag that is found, the old tag should be discarded</text:span></text:p>
          <text:p text:style-name="Preformatted_20_Text"><text:bookmark text:name="line-553"/><text:s text:c="3"/><text:span text:style-name="T1">unless the update flag in the extended header (section 3.2) is set.</text:span></text:p>
          <text:p text:style-name="Preformatted_20_Text"><text:bookmark text:name="line-554"/><text:s text:c="3"/></text:p>
          <text:p text:style-name="Preformatted_20_Text"><text:bookmark text:name="line-555"/></text:p>
          <text:p text:style-name="P1"><text:bookmark text:name="line-556"/>6. <text:s text:c="2"/>Unsynchronisation</text:p>
          <text:p text:style-name="Preformatted_20_Text"><text:bookmark text:name="line-557"/></text:p>
          <text:p text:style-name="Preformatted_20_Text"><text:bookmark text:name="line-558"/><text:s text:c="3"/><text:span text:style-name="T1">The only purpose of unsynchronisation is to make the ID3v2 tag as</text:span></text:p>
          <text:p text:style-name="Preformatted_20_Text"><text:bookmark text:name="line-559"/><text:s text:c="3"/><text:span text:style-name="T1">compatible as possible with existing software and hardware. There is</text:span></text:p>
          <text:p text:style-name="Preformatted_20_Text"><text:bookmark text:name="line-560"/><text:s text:c="3"/><text:span text:style-name="T1">no use in 'unsynchronising' tags if the file is only to be processed</text:span></text:p>
          <text:p text:style-name="Preformatted_20_Text"><text:bookmark text:name="line-561"/><text:s text:c="3"/><text:span text:style-name="T1">only by ID3v2 aware software and hardware. Unsynchronisation is only</text:span></text:p>
          <text:p text:style-name="Preformatted_20_Text"><text:bookmark text:name="line-562"/><text:s text:c="3"/><text:span text:style-name="T1">useful with tags in MPEG 1/2 layer I, II and III, MPEG 2.5 and AAC</text:span></text:p>
          <text:p text:style-name="Preformatted_20_Text"><text:bookmark text:name="line-563"/><text:s text:c="3"/><text:span text:style-name="T1">files.</text:span></text:p>
          <text:p text:style-name="Preformatted_20_Text"><text:bookmark text:name="line-564"/></text:p>
          <text:p text:style-name="Preformatted_20_Text"><text:bookmark text:name="line-565"/></text:p>
          <text:p text:style-name="P1"><text:bookmark text:name="line-566"/>6.1. <text:s text:c="2"/>The unsynchronisation scheme</text:p>
          <text:p text:style-name="Preformatted_20_Text"><text:bookmark text:name="line-567"/></text:p>
          <text:p text:style-name="Preformatted_20_Text"><text:bookmark text:name="line-568"/><text:s text:c="3"/><text:span text:style-name="T1">Whenever a false synchronisation is found within the tag, one zeroed</text:span></text:p>
          <text:p text:style-name="Preformatted_20_Text"><text:bookmark text:name="line-569"/><text:s text:c="3"/><text:span text:style-name="T1">byte is inserted after the first false synchronisation byte. The</text:span></text:p>
          <text:p text:style-name="Preformatted_20_Text"><text:bookmark text:name="line-570"/><text:s text:c="3"/><text:span text:style-name="T1">format of synchronisations that should be altered by ID3 encoders is</text:span></text:p>
          <text:p text:style-name="Preformatted_20_Text"><text:bookmark text:name="line-571"/><text:s text:c="3"/><text:span text:style-name="T1">as follows:</text:span></text:p>
          <text:p text:style-name="Preformatted_20_Text"><text:bookmark text:name="line-572"/></text:p>
          <text:p text:style-name="Preformatted_20_Text"><text:bookmark text:name="line-573"/><text:s text:c="9"/><text:span text:style-name="T1">%11111111 111xxxxx</text:span></text:p>
          <text:p text:style-name="Preformatted_20_Text"><text:bookmark text:name="line-574"/></text:p>
          <text:p text:style-name="Preformatted_20_Text"><text:bookmark text:name="line-575"/><text:s text:c="3"/><text:span text:style-name="T1">and should be replaced with:</text:span></text:p>
          <text:p text:style-name="Preformatted_20_Text"><text:bookmark text:name="line-576"/></text:p>
          <text:p text:style-name="Preformatted_20_Text"><text:bookmark text:name="line-577"/><text:s text:c="9"/><text:span text:style-name="T1">%11111111 00000000 111xxxxx</text:span></text:p>
          <text:p text:style-name="Preformatted_20_Text"><text:bookmark text:name="line-578"/></text:p>
          <text:p text:style-name="Preformatted_20_Text"><text:bookmark text:name="line-579"/><text:s text:c="3"/><text:span text:style-name="T1">This has the side effect that all $FF 00 combinations have to be</text:span></text:p>
          <text:p text:style-name="Preformatted_20_Text"><text:bookmark text:name="line-580"/><text:s text:c="3"/><text:span text:style-name="T1">altered, so they will not be affected by the decoding process.</text:span></text:p>
          <text:p text:style-name="Preformatted_20_Text"><text:bookmark text:name="line-581"/><text:s text:c="3"/><text:span text:style-name="T1">Therefore all the $FF 00 combinations have to be replaced with the</text:span></text:p>
          <text:p text:style-name="Preformatted_20_Text"><text:bookmark text:name="line-582"/><text:s text:c="3"/><text:span text:style-name="T1">$FF 00 00 combination during the unsynchronisation.</text:span></text:p>
          <text:p text:style-name="Preformatted_20_Text"><text:bookmark text:name="line-583"/></text:p>
          <text:p text:style-name="Preformatted_20_Text"><text:bookmark text:name="line-584"/><text:s text:c="3"/><text:span text:style-name="T1">To indicate usage of the unsynchronisation, the unsynchronisation</text:span></text:p>
          <text:p text:style-name="Preformatted_20_Text"><text:bookmark text:name="line-585"/><text:s text:c="3"/><text:span text:style-name="T1">flag in the frame header should be set. This bit MUST be set if the</text:span></text:p>
          <text:p text:style-name="Preformatted_20_Text"><text:bookmark text:name="line-586"/><text:s text:c="3"/><text:span text:style-name="T1">frame was altered by the unsynchronisation and SHOULD NOT be set if</text:span></text:p>
          <text:p text:style-name="Preformatted_20_Text"><text:bookmark text:name="line-587"/><text:s text:c="3"/><text:span text:style-name="T1">unaltered. If all frames in the tag are unsynchronised the</text:span></text:p>
          <text:p text:style-name="Preformatted_20_Text"><text:bookmark text:name="line-588"/><text:s text:c="3"/><text:span text:style-name="T1">unsynchronisation flag in the tag header SHOULD be set. It MUST NOT</text:span></text:p>
          <text:p text:style-name="Preformatted_20_Text"><text:bookmark text:name="line-589"/><text:s text:c="3"/><text:span text:style-name="T1">be set if the tag has a frame which is not unsynchronised.</text:span></text:p>
          <text:p text:style-name="Preformatted_20_Text"><text:bookmark text:name="line-590"/></text:p>
          <text:p text:style-name="Preformatted_20_Text"><text:bookmark text:name="line-591"/><text:s text:c="3"/><text:span text:style-name="T1">Assume the first byte of the audio to be $FF. The special case when</text:span></text:p>
          <text:p text:style-name="Preformatted_20_Text"><text:bookmark text:name="line-592"/><text:s text:c="3"/><text:span text:style-name="T1">the last byte of the last frame is $FF and no padding nor footer is</text:span></text:p>
          <text:p text:style-name="Preformatted_20_Text"><text:bookmark text:name="line-593"/><text:s text:c="3"/><text:span text:style-name="T1">used will then introduce a false synchronisation. This can be solved</text:span></text:p>
          <text:p text:style-name="Preformatted_20_Text"><text:bookmark text:name="line-594"/><text:s text:c="3"/><text:span text:style-name="T1">by adding a footer, adding padding or unsynchronising the frame and</text:span></text:p>
          <text:p text:style-name="Preformatted_20_Text"><text:bookmark text:name="line-595"/><text:s text:c="3"/><text:span text:style-name="T1">add $00 to the end of the frame data, thus adding more byte to the</text:span></text:p>
          <text:p text:style-name="Preformatted_20_Text"><text:bookmark text:name="line-596"/><text:s text:c="3"/><text:span text:style-name="T1">frame size than a normal unsynchronisation would. Although not</text:span></text:p>
          <text:p text:style-name="Preformatted_20_Text"><text:bookmark text:name="line-597"/><text:s text:c="3"/><text:span text:style-name="T1">preferred, it is allowed to apply the last method on all frames</text:span></text:p>
          <text:p text:style-name="Preformatted_20_Text"><text:bookmark text:name="line-598"/><text:s text:c="3"/><text:span text:style-name="T1">ending with $FF.</text:span></text:p>
          <text:p text:style-name="Preformatted_20_Text"><text:bookmark text:name="line-599"/></text:p>
          <text:p text:style-name="Preformatted_20_Text"><text:bookmark text:name="line-600"/><text:s text:c="3"/><text:span text:style-name="T1">It is preferred that the tag is either completely unsynchronised or</text:span></text:p>
          <text:p text:style-name="Preformatted_20_Text"><text:bookmark text:name="line-601"/><text:s text:c="3"/><text:span text:style-name="T1">not unsynchronised at all. A completely unsynchronised tag has no </text:span></text:p>
          <text:p text:style-name="Preformatted_20_Text"><text:bookmark text:name="line-602"/><text:s text:c="3"/><text:span text:style-name="T1">false synchonisations in it, as defined above, and does not end with</text:span></text:p>
          <text:p text:style-name="Preformatted_20_Text"><text:bookmark text:name="line-603"/><text:s text:c="3"/><text:span text:style-name="T1">$FF. A completely non-unsynchronised tag contains no unsynchronised</text:span></text:p>
          <text:p text:style-name="Preformatted_20_Text"><text:bookmark text:name="line-604"/><text:s text:c="3"/><text:span text:style-name="T1">frames, and thus the unsynchronisation flag in the header is cleared.</text:span></text:p>
          <text:p text:style-name="Preformatted_20_Text"><text:bookmark text:name="line-605"/></text:p>
          <text:p text:style-name="Preformatted_20_Text"><text:bookmark text:name="line-606"/><text:s text:c="3"/><text:span text:style-name="T1">Do bear in mind, that if compression or encryption is used, the</text:span></text:p>
          <text:p text:style-name="Preformatted_20_Text"><text:bookmark text:name="line-607"/><text:s text:c="3"/><text:span text:style-name="T1">unsynchronisation scheme MUST be applied afterwards. When decoding an</text:span></text:p>
          <text:p text:style-name="Preformatted_20_Text"><text:bookmark text:name="line-608"/><text:s text:c="3"/><text:span text:style-name="T1">unsynchronised frame, the unsynchronisation scheme MUST be reversed</text:span></text:p>
          <text:p text:style-name="Preformatted_20_Text"><text:bookmark text:name="line-609"/><text:s text:c="3"/><text:span text:style-name="T1">first, encryption and decompression afterwards.</text:span></text:p>
          <text:p text:style-name="Preformatted_20_Text"><text:bookmark text:name="line-610"/></text:p>
          <text:p text:style-name="Preformatted_20_Text"><text:bookmark text:name="line-611"/></text:p>
          <text:p text:style-name="P1"><text:bookmark text:name="line-612"/>6.2. <text:s text:c="2"/>Synchsafe integers</text:p>
          <text:p text:style-name="Preformatted_20_Text"><text:bookmark text:name="line-613"/></text:p>
          <text:p text:style-name="Preformatted_20_Text"><text:bookmark text:name="line-614"/><text:s text:c="3"/><text:span text:style-name="T1">In some parts of the tag it is inconvenient to use the</text:span></text:p>
          <text:p text:style-name="Preformatted_20_Text"><text:bookmark text:name="line-615"/><text:s text:c="3"/><text:span text:style-name="T1">unsychronisation scheme because the size of unsynchronised data is</text:span></text:p>
          <text:p text:style-name="Preformatted_20_Text"><text:bookmark text:name="line-616"/><text:s text:c="3"/><text:span text:style-name="T1">not known in advance, which is particularly problematic with size</text:span></text:p>
          <text:p text:style-name="Preformatted_20_Text"><text:bookmark text:name="line-617"/><text:s text:c="3"/><text:span text:style-name="T1">descriptors. The solution in ID3v2 is to use synchsafe integers, in</text:span></text:p>
          <text:p text:style-name="Preformatted_20_Text"><text:bookmark text:name="line-618"/><text:s text:c="3"/><text:span text:style-name="T1">which there can never be any false synchs. Synchsafe integers are</text:span></text:p>
          <text:p text:style-name="Preformatted_20_Text"><text:bookmark text:name="line-619"/><text:s text:c="3"/><text:span text:style-name="T1">integers that keep its highest bit (bit 7) zeroed, making seven bits</text:span></text:p>
          <text:p text:style-name="Preformatted_20_Text"><text:bookmark text:name="line-620"/><text:s text:c="3"/><text:span text:style-name="T1">out of eight available. Thus a 32 bit synchsafe integer can store 28</text:span></text:p>
          <text:p text:style-name="Preformatted_20_Text"><text:bookmark text:name="line-621"/><text:s text:c="3"/><text:span text:style-name="T1">bits of information.</text:span></text:p>
          <text:p text:style-name="Preformatted_20_Text"><text:bookmark text:name="line-622"/><text:s text:c="3"/></text:p>
          <text:p text:style-name="Preformatted_20_Text"><text:bookmark text:name="line-623"/><text:s text:c="3"/><text:span text:style-name="T1">Example:</text:span></text:p>
          <text:p text:style-name="Preformatted_20_Text"><text:bookmark text:name="line-624"/><text:s text:c="3"/></text:p>
          <text:p text:style-name="Preformatted_20_Text"><text:bookmark text:name="line-625"/><text:s text:c="5"/><text:span text:style-name="T1">255 (%11111111) encoded as a 16 bit synchsafe integer is 383</text:span></text:p>
          <text:p text:style-name="Preformatted_20_Text"><text:bookmark text:name="line-626"/><text:s text:c="5"/><text:span text:style-name="T1">(%00000001 01111111).</text:span></text:p>
          <text:p text:style-name="Preformatted_20_Text"><text:bookmark text:name="line-627"/></text:p>
          <text:p text:style-name="Preformatted_20_Text"><text:bookmark text:name="line-628"/></text:p>
          <text:p text:style-name="P1"><text:bookmark text:name="line-629"/>7. <text:s text:c="2"/>Copyright</text:p>
          <text:p text:style-name="Preformatted_20_Text"><text:bookmark text:name="line-630"/></text:p>
          <text:p text:style-name="Preformatted_20_Text"><text:bookmark text:name="line-631"/><text:s text:c="3"/><text:span text:style-name="T1">Copyright (C) Martin Nilsson 2000. All Rights Reserved.</text:span></text:p>
          <text:p text:style-name="Preformatted_20_Text"><text:bookmark text:name="line-632"/></text:p>
          <text:p text:style-name="Preformatted_20_Text"><text:bookmark text:name="line-633"/><text:s text:c="3"/><text:span text:style-name="T1">This document and translations of it may be copied and furnished to</text:span></text:p>
          <text:p text:style-name="Preformatted_20_Text"><text:bookmark text:name="line-634"/><text:s text:c="3"/><text:span text:style-name="T1">others, and derivative works that comment on or otherwise explain it</text:span></text:p>
          <text:p text:style-name="Preformatted_20_Text"><text:bookmark text:name="line-635"/><text:s text:c="3"/><text:span text:style-name="T1">or assist in its implementation may be prepared, copied, published</text:span></text:p>
          <text:p text:style-name="Preformatted_20_Text"><text:bookmark text:name="line-636"/><text:s text:c="3"/><text:span text:style-name="T1">and distributed, in whole or in part, without restriction of any</text:span></text:p>
          <text:p text:style-name="Preformatted_20_Text"><text:bookmark text:name="line-637"/><text:s text:c="3"/><text:span text:style-name="T1">kind, provided that a reference to this document is included on all</text:span></text:p>
          <text:p text:style-name="Preformatted_20_Text"><text:bookmark text:name="line-638"/><text:s text:c="3"/><text:span text:style-name="T1">such copies and derivative works. However, this document itself may</text:span></text:p>
          <text:p text:style-name="Preformatted_20_Text"><text:bookmark text:name="line-639"/><text:s text:c="3"/><text:span text:style-name="T1">not be modified in any way and reissued as the original document.</text:span></text:p>
          <text:p text:style-name="Preformatted_20_Text"><text:bookmark text:name="line-640"/></text:p>
          <text:p text:style-name="Preformatted_20_Text"><text:bookmark text:name="line-641"/><text:s text:c="3"/><text:span text:style-name="T1">The limited permissions granted above are perpetual and will not be</text:span></text:p>
          <text:p text:style-name="Preformatted_20_Text"><text:bookmark text:name="line-642"/><text:s text:c="3"/><text:span text:style-name="T1">revoked.</text:span></text:p>
          <text:p text:style-name="Preformatted_20_Text"><text:bookmark text:name="line-643"/></text:p>
          <text:p text:style-name="Preformatted_20_Text"><text:bookmark text:name="line-644"/><text:s text:c="3"/><text:span text:style-name="T1">This document and the information contained herein is provided on an</text:span></text:p>
          <text:p text:style-name="Preformatted_20_Text"><text:bookmark text:name="line-645"/><text:s text:c="3"/><text:span text:style-name="T1">'AS IS' basis and THE AUTHORS DISCLAIMS ALL WARRANTIES, EXPRESS OR</text:span></text:p>
          <text:p text:style-name="Preformatted_20_Text"><text:bookmark text:name="line-646"/><text:s text:c="3"/><text:span text:style-name="T1">IMPLIED, INCLUDING BUT NOT LIMITED TO ANY WARRANTY THAT THE USE OF</text:span></text:p>
          <text:p text:style-name="Preformatted_20_Text"><text:bookmark text:name="line-647"/><text:s text:c="3"/><text:span text:style-name="T1">THE INFORMATION HEREIN WILL NOT INFRINGE ANY RIGHTS OR ANY IMPLIED</text:span></text:p>
          <text:p text:style-name="Preformatted_20_Text"><text:bookmark text:name="line-648"/><text:s text:c="3"/><text:span text:style-name="T1">WARRANTIES OF MERCHANTABILITY OR FITNESS FOR A PARTICULAR PURPOSE.</text:span></text:p>
          <text:p text:style-name="Preformatted_20_Text"><text:bookmark text:name="line-649"/></text:p>
          <text:p text:style-name="Preformatted_20_Text"><text:bookmark text:name="line-650"/></text:p>
          <text:p text:style-name="P1"><text:bookmark text:name="line-651"/>8. <text:s text:c="2"/>References</text:p>
          <text:p text:style-name="Preformatted_20_Text"><text:bookmark text:name="line-652"/></text:p>
          <text:p text:style-name="Preformatted_20_Text"><text:bookmark text:name="line-653"/><text:s text:c="3"/><text:span text:style-name="T1">[ID3v2] Martin Nilsson, 'ID3v2 informal standard'.</text:span></text:p>
          <text:p text:style-name="Preformatted_20_Text"><text:bookmark text:name="line-654"/></text:p>
          <text:p text:style-name="Preformatted_20_Text"><text:bookmark text:name="line-655"/><text:s text:c="6"/><text:span text:style-name="T1">&lt;url:http://www.id3.org/id3v2.3.0.txt&gt;</text:span></text:p>
          <text:p text:style-name="Preformatted_20_Text"><text:bookmark text:name="line-656"/></text:p>
          <text:p text:style-name="Preformatted_20_Text"><text:bookmark text:name="line-657"/><text:s text:c="3"/><text:span text:style-name="T1">[ISO-639-2] ISO/FDIS 639-2.</text:span></text:p>
          <text:p text:style-name="Preformatted_20_Text"><text:bookmark text:name="line-658"/><text:s text:c="3"/><text:span text:style-name="T1">'Codes for the representation of names of languages, Part 2: Alpha-3</text:span></text:p>
          <text:p text:style-name="Preformatted_20_Text"><text:bookmark text:name="line-659"/><text:s text:c="3"/><text:span text:style-name="T1">code.' Technical committee / subcommittee: TC 37 / SC 2</text:span></text:p>
          <text:p text:style-name="Preformatted_20_Text"><text:bookmark text:name="line-660"/></text:p>
          <text:p text:style-name="Preformatted_20_Text"><text:bookmark text:name="line-661"/><text:s text:c="3"/><text:span text:style-name="T1">[ISO-3309] ISO 3309</text:span></text:p>
          <text:p text:style-name="Preformatted_20_Text"><text:bookmark text:name="line-662"/><text:s text:c="3"/><text:span text:style-name="T1">'Information Processing Systems--Data Communication High-Level Data</text:span></text:p>
          <text:p text:style-name="Preformatted_20_Text"><text:bookmark text:name="line-663"/><text:s text:c="3"/><text:span text:style-name="T1">Link Control Procedure--Frame Structure', IS 3309, October 1984, 3rd</text:span></text:p>
          <text:p text:style-name="Preformatted_20_Text"><text:bookmark text:name="line-664"/><text:s text:c="3"/><text:span text:style-name="T1">Edition.</text:span></text:p>
          <text:p text:style-name="Preformatted_20_Text"><text:bookmark text:name="line-665"/></text:p>
          <text:p text:style-name="Preformatted_20_Text"><text:bookmark text:name="line-666"/><text:s text:c="3"/><text:span text:style-name="T1">[ISO-8859-1] ISO/IEC DIS 8859-1.</text:span></text:p>
          <text:p text:style-name="Preformatted_20_Text"><text:bookmark text:name="line-667"/><text:s text:c="3"/><text:span text:style-name="T1">'8-bit single-byte coded graphic character sets, Part 1: Latin</text:span></text:p>
          <text:p text:style-name="Preformatted_20_Text"><text:bookmark text:name="line-668"/><text:s text:c="3"/><text:span text:style-name="T1">alphabet No. 1.' Technical committee / subcommittee: JTC 1 / SC 2</text:span></text:p>
          <text:p text:style-name="Preformatted_20_Text"><text:bookmark text:name="line-669"/></text:p>
          <text:p text:style-name="Preformatted_20_Text"><text:bookmark text:name="line-670"/><text:s text:c="3"/><text:span text:style-name="T1">[JFIF] 'JPEG File Interchange Format, version 1.02'</text:span></text:p>
          <text:p text:style-name="Preformatted_20_Text"><text:bookmark text:name="line-671"/></text:p>
          <text:p text:style-name="Preformatted_20_Text"><text:bookmark text:name="line-672"/><text:s text:c="6"/><text:span text:style-name="T1">&lt;url:http://www.w3.org/Graphics/JPEG/jfif.txt&gt;</text:span></text:p>
          <text:p text:style-name="Preformatted_20_Text"><text:bookmark text:name="line-673"/></text:p>
          <text:p text:style-name="Preformatted_20_Text"><text:bookmark text:name="line-674"/><text:s text:c="3"/><text:span text:style-name="T1">[KEYWORDS] S. Bradner, 'Key words for use in RFCs to Indicate</text:span></text:p>
          <text:p text:style-name="Preformatted_20_Text"><text:bookmark text:name="line-675"/><text:s text:c="3"/><text:span text:style-name="T1">Requirement Levels', RFC 2119, March 1997.</text:span></text:p>
          <text:p text:style-name="Preformatted_20_Text"><text:bookmark text:name="line-676"/></text:p>
          <text:p text:style-name="Preformatted_20_Text"><text:bookmark text:name="line-677"/><text:s text:c="6"/><text:span text:style-name="T1">&lt;url:ftp://ftp.isi.edu/in-notes/rfc2119.txt&gt;</text:span></text:p>
          <text:p text:style-name="Preformatted_20_Text"><text:bookmark text:name="line-678"/></text:p>
          <text:p text:style-name="Preformatted_20_Text"><text:bookmark text:name="line-679"/><text:s text:c="3"/><text:span text:style-name="T1">[MPEG] ISO/IEC 11172-3:1993.</text:span></text:p>
          <text:p text:style-name="Preformatted_20_Text"><text:bookmark text:name="line-680"/><text:s text:c="3"/><text:span text:style-name="T1">'Coding of moving pictures and associated audio for digital storage</text:span></text:p>
          <text:p text:style-name="Preformatted_20_Text"><text:bookmark text:name="line-681"/><text:s text:c="3"/><text:span text:style-name="T1">media at up to about 1,5 Mbit/s, Part 3: Audio.'</text:span></text:p>
          <text:p text:style-name="Preformatted_20_Text"><text:bookmark text:name="line-682"/><text:s text:c="3"/><text:span text:style-name="T1">Technical committee / subcommittee: JTC 1 / SC 29</text:span></text:p>
          <text:p text:style-name="Preformatted_20_Text"><text:bookmark text:name="line-683"/><text:s text:c="4"/><text:span text:style-name="T1">and</text:span></text:p>
          <text:p text:style-name="Preformatted_20_Text"><text:bookmark text:name="line-684"/><text:s text:c="3"/><text:span text:style-name="T1">ISO/IEC 13818-3:1995</text:span></text:p>
          <text:p text:style-name="Preformatted_20_Text"><text:bookmark text:name="line-685"/><text:s text:c="3"/><text:span text:style-name="T1">'Generic coding of moving pictures and associated audio information,</text:span></text:p>
          <text:p text:style-name="Preformatted_20_Text"><text:bookmark text:name="line-686"/><text:s text:c="3"/><text:span text:style-name="T1">Part 3: Audio.'</text:span></text:p>
          <text:p text:style-name="Preformatted_20_Text"><text:bookmark text:name="line-687"/><text:s text:c="3"/><text:span text:style-name="T1">Technical committee / subcommittee: JTC 1 / SC 29</text:span></text:p>
          <text:p text:style-name="Preformatted_20_Text"><text:bookmark text:name="line-688"/><text:s text:c="4"/><text:span text:style-name="T1">and</text:span></text:p>
          <text:p text:style-name="Preformatted_20_Text"><text:bookmark text:name="line-689"/><text:s text:c="3"/><text:span text:style-name="T1">ISO/IEC DIS 13818-3</text:span></text:p>
          <text:p text:style-name="Preformatted_20_Text"><text:bookmark text:name="line-690"/><text:s text:c="3"/><text:span text:style-name="T1">'Generic coding of moving pictures and associated audio information,</text:span></text:p>
          <text:p text:style-name="Preformatted_20_Text"><text:bookmark text:name="line-691"/><text:s text:c="3"/><text:span text:style-name="T1">Part 3: Audio (Revision of ISO/IEC 13818-3:1995)'</text:span></text:p>
          <text:p text:style-name="Preformatted_20_Text"><text:bookmark text:name="line-692"/></text:p>
          <text:p text:style-name="Preformatted_20_Text"><text:bookmark text:name="line-693"/><text:s text:c="3"/><text:span text:style-name="T1">[PNG] 'Portable Network Graphics, version 1.0'</text:span></text:p>
          <text:p text:style-name="Preformatted_20_Text"><text:bookmark text:name="line-694"/></text:p>
          <text:p text:style-name="Preformatted_20_Text"><text:bookmark text:name="line-695"/><text:s text:c="6"/><text:span text:style-name="T1">&lt;url:http://www.w3.org/TR/REC-png-multi.html&gt;</text:span></text:p>
          <text:p text:style-name="Preformatted_20_Text"><text:bookmark text:name="line-696"/></text:p>
          <text:p text:style-name="Preformatted_20_Text"><text:bookmark text:name="line-697"/><text:s text:c="3"/><text:span text:style-name="T1">[UNICODE] The Unicode Consortium,</text:span></text:p>
          <text:p text:style-name="Preformatted_20_Text"><text:bookmark text:name="line-698"/><text:s text:c="3"/><text:span text:style-name="T1">'The Unicode Standard Version 3.0', ISBN 0-201-61633-5.</text:span></text:p>
          <text:p text:style-name="Preformatted_20_Text"><text:bookmark text:name="line-699"/></text:p>
          <text:p text:style-name="Preformatted_20_Text"><text:bookmark text:name="line-700"/><text:s text:c="3"/><text:span text:style-name="T1">&lt;url:http://www.unicode.org/unicode/standard/versions/Unicode3.0.htm&gt;</text:span></text:p>
          <text:p text:style-name="Preformatted_20_Text"><text:bookmark text:name="line-701"/></text:p>
          <text:p text:style-name="Preformatted_20_Text"><text:bookmark text:name="line-702"/><text:s text:c="3"/><text:span text:style-name="T1">[URL] T. Berners-Lee, L. Masinter &amp; M. McCahill, 'Uniform Resource</text:span></text:p>
          <text:p text:style-name="Preformatted_20_Text"><text:bookmark text:name="line-703"/><text:s text:c="3"/><text:span text:style-name="T1">Locators (URL)', RFC 1738, December 1994.</text:span></text:p>
          <text:p text:style-name="Preformatted_20_Text"><text:bookmark text:name="line-704"/></text:p>
          <text:p text:style-name="Preformatted_20_Text"><text:bookmark text:name="line-705"/><text:s text:c="6"/><text:span text:style-name="T1">&lt;url:ftp://ftp.isi.edu/in-notes/rfc1738.txt&gt;</text:span></text:p>
          <text:p text:style-name="Preformatted_20_Text"><text:bookmark text:name="line-706"/></text:p>
          <text:p text:style-name="Preformatted_20_Text"><text:bookmark text:name="line-707"/><text:s text:c="3"/><text:span text:style-name="T1">[UTF-8] F. Yergeau, 'UTF-8, a transformation format of ISO 10646',</text:span></text:p>
          <text:p text:style-name="Preformatted_20_Text"><text:bookmark text:name="line-708"/><text:s text:c="3"/><text:span text:style-name="T1">RFC 2279, January 1998.</text:span></text:p>
          <text:p text:style-name="Preformatted_20_Text"><text:bookmark text:name="line-709"/><text:s text:c="3"/></text:p>
          <text:p text:style-name="Preformatted_20_Text"><text:bookmark text:name="line-710"/><text:s text:c="6"/><text:span text:style-name="T1">&lt;url:ftp://ftp.isi.edu/in-notes/rfc2279.txt&gt;</text:span></text:p>
          <text:p text:style-name="Preformatted_20_Text"><text:bookmark text:name="line-711"/></text:p>
          <text:p text:style-name="Preformatted_20_Text"><text:bookmark text:name="line-712"/><text:s text:c="3"/><text:span text:style-name="T1">[UTF-16] F. Yergeau, 'UTF-16, an encoding of ISO 10646', RFC 2781,</text:span></text:p>
          <text:p text:style-name="Preformatted_20_Text"><text:bookmark text:name="line-713"/><text:s text:c="3"/><text:span text:style-name="T1">February 2000.</text:span></text:p>
          <text:p text:style-name="Preformatted_20_Text"><text:bookmark text:name="line-714"/><text:s text:c="3"/></text:p>
          <text:p text:style-name="Preformatted_20_Text"><text:bookmark text:name="line-715"/><text:s text:c="6"/><text:span text:style-name="T1">&lt;url:ftp://ftp.isi.edu/in-notes/rfc2781.txt&gt;</text:span></text:p>
          <text:p text:style-name="Preformatted_20_Text"><text:bookmark text:name="line-716"/><text:s text:c="3"/></text:p>
          <text:p text:style-name="Preformatted_20_Text"><text:bookmark text:name="line-717"/><text:s text:c="3"/><text:span text:style-name="T1">[ZLIB] P. Deutsch, Aladdin Enterprises &amp; J-L. Gailly, 'ZLIB</text:span></text:p>
          <text:p text:style-name="Preformatted_20_Text"><text:bookmark text:name="line-718"/><text:s text:c="3"/><text:span text:style-name="T1">Compressed Data Format Specification version 3.3', RFC 1950,</text:span></text:p>
          <text:p text:style-name="Preformatted_20_Text"><text:bookmark text:name="line-719"/><text:s text:c="3"/><text:span text:style-name="T1">May 1996.</text:span></text:p>
          <text:p text:style-name="Preformatted_20_Text"><text:bookmark text:name="line-720"/></text:p>
          <text:p text:style-name="Preformatted_20_Text"><text:bookmark text:name="line-721"/><text:s text:c="6"/><text:span text:style-name="T1">&lt;url:ftp://ftp.isi.edu/in-notes/rfc1950.txt&gt;</text:span></text:p>
          <text:p text:style-name="Preformatted_20_Text"><text:bookmark text:name="line-722"/></text:p>
          <text:p text:style-name="Preformatted_20_Text"><text:bookmark text:name="line-723"/></text:p>
          <text:p text:style-name="P1"><text:bookmark text:name="line-724"/>9. <text:s text:c="2"/>Author's Address</text:p>
          <text:p text:style-name="Preformatted_20_Text"><text:bookmark text:name="line-725"/></text:p>
          <text:p text:style-name="Preformatted_20_Text"><text:bookmark text:name="line-726"/><text:s text:c="3"/><text:span text:style-name="T1">Written by</text:span></text:p>
          <text:p text:style-name="Preformatted_20_Text"><text:bookmark text:name="line-727"/></text:p>
          <text:p text:style-name="Preformatted_20_Text"><text:bookmark text:name="line-728"/><text:s text:c="5"/><text:span text:style-name="T1">Martin Nilsson</text:span></text:p>
          <text:p text:style-name="Preformatted_20_Text"><text:bookmark text:name="line-729"/><text:s text:c="5"/><text:span text:style-name="T1">Rydsv�gen 246 C. 30</text:span></text:p>
          <text:p text:style-name="Preformatted_20_Text"><text:bookmark text:name="line-730"/><text:s text:c="5"/><text:span text:style-name="T1">SE-584 34 Link�ping</text:span></text:p>
          <text:p text:style-name="Preformatted_20_Text"><text:bookmark text:name="line-731"/><text:s text:c="5"/><text:span text:style-name="T1">Sweden</text:span></text:p>
          <text:p text:style-name="Preformatted_20_Text"><text:bookmark text:name="line-732"/></text:p>
          <text:p text:style-name="P2"><text:bookmark text:name="line-733"/><text:s text:c="5"/><text:span text:style-name="T1">Email: nilsson at id3.org</text:span></text:p>
        </text:section>
      </text:section>
      <text:p text:style-name="Standard"><text:page-number text:select-page="current">12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6-30T14:54:22</meta:creation-date>
    <dc:date>2007-06-30T14:57:27</dc:date>
    <meta:print-date>2007-06-30T14:56:49</meta:print-date>
    <dc:language>en-GB</dc:language>
    <meta:editing-cycles>2</meta:editing-cycles>
    <meta:editing-duration>PT3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540" meta:word-count="4398" meta:character-count="27724"/>
  </office:meta>
</office:document-meta>
</file>